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Times New Roman1" fo:font-size="14pt" officeooo:rsid="00215615" officeooo:paragraph-rsid="000cf24d" style:font-size-asian="14pt" style:font-size-complex="14pt"/>
    </style:style>
    <style:style style:name="P2" style:family="paragraph" style:parent-style-name="Standard">
      <style:paragraph-properties fo:line-height="100%" fo:text-align="center" style:justify-single-word="false"/>
      <style:text-properties style:font-name="Times New Roman1" fo:font-size="14pt" officeooo:rsid="0022763b" officeooo:paragraph-rsid="000cf24d" style:font-size-asian="14pt" style:font-size-complex="14pt"/>
    </style:style>
    <style:style style:name="P3" style:family="paragraph" style:parent-style-name="Standard">
      <style:paragraph-properties fo:line-height="100%" fo:text-align="end" style:justify-single-word="false"/>
      <style:text-properties style:font-name="Times New Roman1" fo:font-size="14pt" officeooo:rsid="0023dcd2" officeooo:paragraph-rsid="000cf24d" style:font-size-asian="14pt" style:font-size-complex="14pt"/>
    </style:style>
    <style:style style:name="P4" style:family="paragraph" style:parent-style-name="Standard">
      <style:paragraph-properties fo:line-height="100%" fo:text-align="center" style:justify-single-word="false"/>
      <style:text-properties style:font-name="Times New Roman1" fo:font-size="14pt" officeooo:rsid="0023dcd2" officeooo:paragraph-rsid="00ca53a6" style:font-size-asian="14pt" style:font-size-complex="14pt"/>
    </style:style>
    <style:style style:name="P5" style:family="paragraph" style:parent-style-name="Standard">
      <style:paragraph-properties fo:line-height="100%" fo:text-align="center" style:justify-single-word="false"/>
      <style:text-properties style:font-name="Times New Roman1" fo:font-size="14pt" fo:font-weight="bold" officeooo:rsid="00215615" officeooo:paragraph-rsid="000cf24d"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style:font-name="Times New Roman1" fo:font-size="14pt" fo:font-weight="bold" officeooo:rsid="0022763b" officeooo:paragraph-rsid="000cf24d"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style:font-name="Times New Roman1" fo:font-size="14pt" fo:font-weight="bold" officeooo:rsid="0023dcd2" officeooo:paragraph-rsid="00ca53a6" style:font-size-asian="14pt" style:font-weight-asian="bold" style:font-size-complex="14pt" style:font-weight-complex="bold"/>
    </style:style>
    <style:style style:name="P8" style:family="paragraph" style:parent-style-name="Standard">
      <style:paragraph-properties fo:line-height="100%" fo:text-align="center" style:justify-single-word="false"/>
      <style:text-properties style:font-name="Times New Roman1" fo:font-size="18pt" fo:font-weight="bold" officeooo:rsid="00cc4ade" officeooo:paragraph-rsid="00cc4ade" style:font-size-asian="18pt" style:font-weight-asian="bold" style:font-size-complex="18pt" style:font-weight-complex="bold"/>
    </style:style>
    <style:style style:name="P9" style:family="paragraph" style:parent-style-name="Standard">
      <style:paragraph-properties fo:line-height="100%" fo:text-align="center" style:justify-single-word="false"/>
      <style:text-properties style:font-name="Times New Roman1" fo:font-size="18pt" fo:font-weight="bold" officeooo:rsid="00cd58f8" officeooo:paragraph-rsid="00cd58f8" style:font-size-asian="18pt" style:font-weight-asian="bold" style:font-size-complex="18pt" style:font-weight-complex="bold"/>
    </style:style>
    <style:style style:name="P10" style:family="paragraph" style:parent-style-name="Standard">
      <style:paragraph-properties fo:line-height="100%" fo:text-align="center" style:justify-single-word="false"/>
      <style:text-properties style:font-name="Times New Roman1" fo:font-size="18pt" fo:font-weight="bold" officeooo:rsid="00cd58f8" officeooo:paragraph-rsid="00efd607" style:font-size-asian="18pt" style:font-weight-asian="bold" style:font-size-complex="18pt" style:font-weight-complex="bold"/>
    </style:style>
    <style:style style:name="P11" style:family="paragraph" style:parent-style-name="Standard">
      <style:paragraph-properties fo:line-height="100%" fo:text-align="center" style:justify-single-word="false"/>
      <style:text-properties style:font-name="Times New Roman1" fo:font-size="18pt" fo:font-weight="bold" officeooo:rsid="00cd58f8" officeooo:paragraph-rsid="00f229a2" style:font-size-asian="18pt" style:font-weight-asian="bold" style:font-size-complex="18pt" style:font-weight-complex="bold"/>
    </style:style>
    <style:style style:name="P12" style:family="paragraph" style:parent-style-name="Standard">
      <style:paragraph-properties fo:line-height="150%" fo:text-align="center" style:justify-single-word="false"/>
      <style:text-properties fo:font-weight="bold" officeooo:paragraph-rsid="000cf24d" style:font-weight-asian="bold" style:font-weight-complex="bold"/>
    </style:style>
    <style:style style:name="P13" style:family="paragraph" style:parent-style-name="Standard">
      <style:paragraph-properties fo:margin-top="0.101cm" fo:margin-bottom="0.101cm" loext:contextual-spacing="false" fo:line-height="150%" fo:text-align="center" style:justify-single-word="false"/>
      <style:text-properties style:font-name="Times New Roman1" fo:font-size="16pt" fo:font-weight="bold" officeooo:rsid="00215615" officeooo:paragraph-rsid="000cf24d" style:font-size-asian="16pt" style:font-weight-asian="bold" style:font-size-complex="16pt" style:font-weight-complex="bold"/>
    </style:style>
    <style:style style:name="P14" style:family="paragraph" style:parent-style-name="Standard">
      <loext:graphic-properties draw:fill="none"/>
      <style:paragraph-properties fo:margin-left="8.999cm" fo:margin-right="0cm" fo:line-height="100%" fo:text-align="start" style:justify-single-word="false" fo:text-indent="0cm" style:auto-text-indent="false" fo:background-color="transparent"/>
      <style:text-properties style:font-name="Times New Roman1" fo:font-size="14pt" officeooo:rsid="0022763b" officeooo:paragraph-rsid="000cf24d" style:font-size-asian="14pt" style:font-size-complex="14pt"/>
    </style:style>
    <style:style style:name="P15" style:family="paragraph" style:parent-style-name="Standard">
      <loext:graphic-properties draw:fill="none"/>
      <style:paragraph-properties fo:margin-left="8.999cm" fo:margin-right="0cm" fo:line-height="100%" fo:text-align="start" style:justify-single-word="false" fo:text-indent="0cm" style:auto-text-indent="false" fo:background-color="transparent"/>
      <style:text-properties style:font-name="Times New Roman1" fo:font-size="14pt" officeooo:paragraph-rsid="000cf24d" style:font-size-asian="14pt" style:font-size-complex="14pt"/>
    </style:style>
    <style:style style:name="P16" style:family="paragraph" style:parent-style-name="Standard">
      <loext:graphic-properties draw:fill="none"/>
      <style:paragraph-properties fo:margin-left="8.999cm" fo:margin-right="0cm" fo:line-height="100%" fo:text-align="start" style:justify-single-word="false" fo:text-indent="0cm" style:auto-text-indent="false" fo:background-color="transparent"/>
      <style:text-properties style:font-name="Times New Roman1" fo:font-size="14pt" officeooo:rsid="0023dcd2" officeooo:paragraph-rsid="00c55aab" style:font-size-asian="14pt" style:font-size-complex="14pt"/>
    </style:style>
    <style:style style:name="P17" style:family="paragraph" style:parent-style-name="Standard">
      <loext:graphic-properties draw:fill="none"/>
      <style:paragraph-properties fo:margin-left="8.999cm" fo:margin-right="0cm" fo:line-height="100%" fo:text-align="start" style:justify-single-word="false" fo:text-indent="0cm" style:auto-text-indent="false" fo:background-color="transparent"/>
      <style:text-properties officeooo:paragraph-rsid="00c55aab"/>
    </style:style>
    <style:style style:name="P18" style:family="paragraph" style:parent-style-name="Heading_20_1">
      <style:paragraph-properties fo:text-align="center" style:justify-single-word="false" fo:break-before="page"/>
      <style:text-properties style:font-name="Times New Roman1" fo:font-size="18pt" fo:font-weight="bold" style:font-name-asian="Noto Serif CJK SC" style:font-size-asian="18pt" style:font-weight-asian="bold" style:font-name-complex="Lohit Devanagari" style:font-size-complex="18pt" style:font-weight-complex="bold"/>
    </style:style>
    <style:style style:name="P19" style:family="paragraph" style:parent-style-name="Heading_20_1">
      <style:paragraph-properties fo:text-align="center" style:justify-single-word="false" fo:break-before="page"/>
      <style:text-properties style:font-name="Times New Roman1" fo:font-size="18pt" fo:font-weight="bold" officeooo:rsid="00f229a2" officeooo:paragraph-rsid="00f229a2" style:font-name-asian="Noto Serif CJK SC" style:font-size-asian="18pt" style:font-weight-asian="bold" style:font-name-complex="Lohit Devanagari" style:font-size-complex="18pt" style:font-weight-complex="bold"/>
    </style:style>
    <style:style style:name="P20" style:family="paragraph" style:parent-style-name="Heading_20_1">
      <style:paragraph-properties fo:text-align="center" style:justify-single-word="false" fo:break-before="page"/>
      <style:text-properties style:font-name="Times New Roman1" fo:font-size="18pt" style:font-size-asian="18pt" style:font-size-complex="18pt"/>
    </style:style>
    <style:style style:name="P21" style:family="paragraph" style:parent-style-name="Heading_20_1">
      <style:paragraph-properties fo:text-align="center" style:justify-single-word="false" fo:break-before="page"/>
      <style:text-properties style:font-name="Times New Roman1" fo:font-size="18pt" officeooo:paragraph-rsid="00efd607" style:font-size-asian="18pt" style:font-size-complex="18pt"/>
    </style:style>
    <style:style style:name="P22" style:family="paragraph" style:parent-style-name="Contents_20_1">
      <style:paragraph-properties fo:line-height="150%">
        <style:tab-stops>
          <style:tab-stop style:position="16cm" style:type="right" style:leader-style="dotted" style:leader-text="."/>
        </style:tab-stops>
      </style:paragraph-properties>
      <style:text-properties officeooo:paragraph-rsid="00e76713"/>
    </style:style>
    <style:style style:name="P23" style:family="paragraph" style:parent-style-name="Contents_20_1">
      <style:paragraph-properties fo:line-height="150%" fo:text-align="center" style:justify-single-word="false">
        <style:tab-stops>
          <style:tab-stop style:position="16cm" style:type="right" style:leader-style="dotted" style:leader-text="."/>
        </style:tab-stops>
      </style:paragraph-properties>
      <style:text-properties style:font-name="Times New Roman1" fo:font-size="18pt" fo:font-weight="bold" officeooo:rsid="00cc4ade" officeooo:paragraph-rsid="00f080e1" style:font-size-asian="18pt" style:font-weight-asian="bold" style:font-size-complex="18pt" style:font-weight-complex="bold"/>
    </style:style>
    <style:style style:name="P24" style:family="paragraph" style:parent-style-name="Contents_20_1">
      <style:paragraph-properties fo:line-height="150%" fo:text-align="center" style:justify-single-word="false">
        <style:tab-stops>
          <style:tab-stop style:position="16cm" style:type="right" style:leader-style="dotted" style:leader-text="."/>
        </style:tab-stops>
      </style:paragraph-properties>
      <style:text-properties style:font-name="Times New Roman1" fo:font-size="18pt" fo:font-weight="bold" officeooo:rsid="00cc4ade" officeooo:paragraph-rsid="00f55bb2" style:font-size-asian="18pt" style:font-weight-asian="bold" style:font-size-complex="18pt" style:font-weight-complex="bold"/>
    </style:style>
    <style:style style:name="P25" style:family="paragraph" style:parent-style-name="Contents_20_2">
      <style:paragraph-properties fo:line-height="150%">
        <style:tab-stops>
          <style:tab-stop style:position="16cm" style:type="right" style:leader-style="dotted" style:leader-text="."/>
        </style:tab-stops>
      </style:paragraph-properties>
      <style:text-properties officeooo:paragraph-rsid="00e76713"/>
    </style:style>
    <style:style style:name="P26" style:family="paragraph" style:parent-style-name="Contents_20_2">
      <style:paragraph-properties fo:line-height="150%" fo:text-align="center" style:justify-single-word="false">
        <style:tab-stops>
          <style:tab-stop style:position="16cm" style:type="right" style:leader-style="dotted" style:leader-text="."/>
        </style:tab-stops>
      </style:paragraph-properties>
      <style:text-properties style:font-name="Times New Roman1" fo:font-size="18pt" fo:font-weight="bold" officeooo:rsid="00cc4ade" officeooo:paragraph-rsid="00e76713" style:font-size-asian="18pt" style:font-weight-asian="bold" style:font-size-complex="18pt" style:font-weight-complex="bold"/>
    </style:style>
    <style:style style:name="P27" style:family="paragraph" style:parent-style-name="Normal_20__28_Web_29_">
      <loext:graphic-properties draw:fill="none"/>
      <style:paragraph-properties fo:margin-left="0cm" fo:margin-right="0cm" fo:margin-top="0cm" fo:margin-bottom="0cm" loext:contextual-spacing="false" fo:line-height="150%" fo:text-align="justify" style:justify-single-word="false" fo:text-indent="1.251cm" style:auto-text-indent="false" fo:background-color="transparent"/>
      <style:text-properties fo:font-size="14pt" officeooo:paragraph-rsid="00d17083" style:font-size-asian="14pt" style:font-size-complex="14pt"/>
    </style:style>
    <style:style style:name="P28" style:family="paragraph" style:parent-style-name="Normal_20__28_Web_29_">
      <loext:graphic-properties draw:fill="none"/>
      <style:paragraph-properties fo:margin-left="0cm" fo:margin-right="0cm" fo:margin-top="0cm" fo:margin-bottom="0cm" loext:contextual-spacing="false" fo:line-height="150%" fo:text-align="justify" style:justify-single-word="false" fo:text-indent="1.251cm" style:auto-text-indent="false" fo:background-color="transparent"/>
      <style:text-properties fo:font-size="14pt" officeooo:paragraph-rsid="00d35890" style:font-size-asian="14pt" style:font-size-complex="14pt"/>
    </style:style>
    <style:style style:name="P29" style:family="paragraph" style:parent-style-name="Normal_20__28_Web_29_">
      <loext:graphic-properties draw:fill="none"/>
      <style:paragraph-properties fo:margin-left="0cm" fo:margin-right="0cm" fo:margin-top="0cm" fo:margin-bottom="0cm" loext:contextual-spacing="false" fo:line-height="150%" fo:text-align="justify" style:justify-single-word="false" fo:text-indent="1.251cm" style:auto-text-indent="false" fo:background-color="transparent"/>
      <style:text-properties fo:font-size="14pt" officeooo:paragraph-rsid="00d4d61d" style:font-size-asian="14pt" style:font-size-complex="14pt"/>
    </style:style>
    <style:style style:name="P30" style:family="paragraph" style:parent-style-name="Normal_20__28_Web_29_">
      <loext:graphic-properties draw:fill="none"/>
      <style:paragraph-properties fo:margin-left="0cm" fo:margin-right="0cm" fo:margin-top="0cm" fo:margin-bottom="0cm" loext:contextual-spacing="false" fo:line-height="150%" fo:text-align="justify" style:justify-single-word="false" fo:text-indent="1.251cm" style:auto-text-indent="false" fo:background-color="transparent"/>
      <style:text-properties fo:font-size="14pt" officeooo:paragraph-rsid="00d61d78" style:font-size-asian="14pt" style:font-size-complex="14pt"/>
    </style:style>
    <style:style style:name="P31" style:family="paragraph" style:parent-style-name="Normal_20__28_Web_29_">
      <loext:graphic-properties draw:fill="none"/>
      <style:paragraph-properties fo:margin-left="0cm" fo:margin-right="0cm" fo:margin-top="0cm" fo:margin-bottom="0cm" loext:contextual-spacing="false" fo:line-height="150%" fo:text-align="justify" style:justify-single-word="false" fo:text-indent="1.251cm" style:auto-text-indent="false" fo:background-color="transparent"/>
      <style:text-properties officeooo:paragraph-rsid="00d7ab15"/>
    </style:style>
    <style:style style:name="P3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51cm" style:auto-text-indent="false" fo:background-color="transparent"/>
      <style:text-properties fo:font-size="14pt" officeooo:paragraph-rsid="00d09435" style:font-size-asian="14pt" style:font-size-complex="14pt"/>
    </style:style>
    <style:style style:name="P3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51cm" style:auto-text-indent="false" fo:background-color="transparent"/>
      <style:text-properties officeooo:paragraph-rsid="00dd560a"/>
    </style:style>
    <style:style style:name="P34"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51cm" style:auto-text-indent="false" fo:background-color="transparent"/>
      <style:text-properties officeooo:paragraph-rsid="00de2a52"/>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df8768"/>
    </style:style>
    <style:style style:name="P3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51cm" style:auto-text-indent="false" fo:background-color="transparent"/>
      <style:text-properties officeooo:paragraph-rsid="00df8768"/>
    </style:style>
    <style:style style:name="P3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51cm" style:auto-text-indent="false" fo:background-color="transparent"/>
      <style:text-properties officeooo:paragraph-rsid="00e09ebe"/>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1" fo:font-size="14pt" fo:language="zxx" fo:country="none" officeooo:rsid="00d7ab15" officeooo:paragraph-rsid="00d7ab15" style:font-name-asian="Times New Roman2" style:font-size-asian="14pt" style:language-asian="zxx" style:country-asian="none" style:font-name-complex="Times New Roman2" style:font-size-complex="14pt" style:language-complex="zxx" style:country-complex="none"/>
    </style:style>
    <style:style style:name="P3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51cm" style:auto-text-indent="false" fo:background-color="transparent"/>
      <style:text-properties style:font-name="Times New Roman1" fo:font-size="14pt" fo:language="zxx" fo:country="none" officeooo:rsid="00d7ab15" officeooo:paragraph-rsid="00d7ab15" style:font-name-asian="Times New Roman2" style:font-size-asian="14pt" style:language-asian="zxx" style:country-asian="none" style:font-name-complex="Times New Roman2" style:font-size-complex="14pt" style:language-complex="zxx" style:country-complex="none"/>
    </style:style>
    <style:style style:name="P4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51cm" style:auto-text-indent="false" fo:background-color="transparent"/>
      <style:text-properties style:font-name="Times New Roman1" fo:font-size="14pt" fo:language="zxx" fo:country="none" officeooo:rsid="00d86ebc" officeooo:paragraph-rsid="00d86ebc" style:font-name-asian="Times New Roman2" style:font-size-asian="14pt" style:language-asian="zxx" style:country-asian="none" style:font-name-complex="Times New Roman2" style:font-size-complex="14pt" style:language-complex="zxx" style:country-complex="none"/>
    </style:style>
    <style:style style:name="P4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51cm" style:auto-text-indent="false" fo:background-color="transparent"/>
      <style:text-properties style:font-name="Times New Roman1" fo:font-size="14pt" fo:language="zxx" fo:country="none" officeooo:rsid="00d86ebc" officeooo:paragraph-rsid="00df8768" style:font-name-asian="Times New Roman2" style:font-size-asian="14pt" style:language-asian="zxx" style:country-asian="none" style:font-name-complex="Times New Roman2" style:font-size-complex="14pt" style:language-complex="zxx" style:country-complex="none"/>
    </style:style>
    <style:style style:name="P4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51cm" style:auto-text-indent="false" fo:background-color="transparent"/>
      <style:text-properties style:font-name="Times New Roman1" fo:font-size="14pt" fo:language="zxx" fo:country="none" officeooo:rsid="0023dcd2" officeooo:paragraph-rsid="00efd607" style:font-size-asian="14pt" style:language-asian="zxx" style:country-asian="none" style:font-name-complex="Times New Roman2" style:font-size-complex="14pt" style:language-complex="zxx" style:country-complex="none"/>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1" fo:font-size="14pt" officeooo:paragraph-rsid="00df8768" style:font-size-asian="14pt" style:font-name-complex="Times New Roman2" style:font-size-complex="14pt"/>
    </style:style>
    <style:style style:name="P44"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1" fo:font-size="14pt" officeooo:rsid="0023dcd2" officeooo:paragraph-rsid="00ca53a6" style:font-size-asian="14pt" style:font-size-complex="14pt"/>
    </style:style>
    <style:style style:name="P45"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1" fo:font-size="14pt" officeooo:rsid="0023dcd2" officeooo:paragraph-rsid="000cf24d" style:font-size-asian="14pt" style:font-size-complex="14pt"/>
    </style:style>
    <style:style style:name="P46"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1" fo:font-size="14pt" officeooo:rsid="0023dcd2" officeooo:paragraph-rsid="00cadecd" style:font-size-asian="14pt" style:font-size-complex="14pt"/>
    </style:style>
    <style:style style:name="P47"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1" fo:font-size="14pt" officeooo:rsid="0023dcd2" officeooo:paragraph-rsid="00e3a5f3" style:font-size-asian="14pt" style:font-size-complex="14pt"/>
    </style:style>
    <style:style style:name="P48"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1" fo:font-size="14pt" officeooo:rsid="0023dcd2" officeooo:paragraph-rsid="00eb872d" style:font-size-asian="14pt" style:font-size-complex="14pt"/>
    </style:style>
    <style:style style:name="P49" style:family="paragraph" style:parent-style-name="Standard">
      <loext:graphic-properties draw:fill="none"/>
      <style:paragraph-properties fo:margin-left="0cm" fo:margin-right="0cm" fo:line-height="150%" fo:text-align="center" style:justify-single-word="false" fo:text-indent="1.3cm" style:auto-text-indent="false" fo:background-color="transparent"/>
      <style:text-properties style:font-name="Times New Roman1" fo:font-size="14pt" officeooo:rsid="0023dcd2" officeooo:paragraph-rsid="00ca53a6" style:font-size-asian="14pt" style:font-size-complex="14pt"/>
    </style:style>
    <style:style style:name="P50" style:family="paragraph" style:parent-style-name="Standard">
      <loext:graphic-properties draw:fill="none"/>
      <style:paragraph-properties fo:margin-left="0cm" fo:margin-right="0cm" fo:line-height="150%" fo:text-align="center" style:justify-single-word="false" fo:text-indent="1.3cm" style:auto-text-indent="false" fo:background-color="transparent"/>
      <style:text-properties style:font-name="Times New Roman1" fo:font-size="14pt" officeooo:rsid="0023dcd2" officeooo:paragraph-rsid="00e3a5f3" style:font-size-asian="14pt" style:font-size-complex="14pt"/>
    </style:style>
    <style:style style:name="P51" style:family="paragraph" style:parent-style-name="Standard">
      <loext:graphic-properties draw:fill="none"/>
      <style:paragraph-properties fo:margin-left="0cm" fo:margin-right="0cm" fo:line-height="150%" fo:text-align="center" style:justify-single-word="false" fo:text-indent="1.3cm" style:auto-text-indent="false" fo:background-color="transparent"/>
      <style:text-properties style:font-name="Times New Roman1" fo:font-size="14pt" fo:font-weight="bold" officeooo:rsid="0023dcd2" officeooo:paragraph-rsid="00ca53a6" style:font-size-asian="14pt" style:font-weight-asian="bold" style:font-size-complex="14pt" style:font-weight-complex="bold"/>
    </style:style>
    <style:style style:name="P52"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paragraph-rsid="00c98f7d"/>
    </style:style>
    <style:style style:name="P53"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paragraph-rsid="00ca53a6"/>
    </style:style>
    <style:style style:name="P54"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paragraph-rsid="000cf24d"/>
    </style:style>
    <style:style style:name="P55"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paragraph-rsid="00cadecd"/>
    </style:style>
    <style:style style:name="P56"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paragraph-rsid="00e3a5f3"/>
    </style:style>
    <style:style style:name="P57"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1.3cm" style:auto-text-indent="false" style:page-number="auto" fo:background-color="transparent"/>
      <style:text-properties style:font-name="Times New Roman1" fo:font-size="14pt" fo:language="zxx" fo:country="none" officeooo:rsid="0023dcd2" style:font-size-asian="14pt" style:language-asian="zxx" style:country-asian="none" style:font-name-complex="Times New Roman2" style:font-size-complex="14pt" style:language-complex="zxx" style:country-complex="none"/>
    </style:style>
    <style:style style:name="P58"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text-indent="1.3cm" style:auto-text-indent="false" style:page-number="auto" fo:background-color="transparent"/>
      <style:text-properties style:font-name="Times New Roman1" fo:font-size="14pt" fo:language="zxx" fo:country="none" officeooo:rsid="0023dcd2" style:font-size-asian="14pt" style:language-asian="zxx" style:country-asian="none" style:font-name-complex="Times New Roman2" style:font-size-complex="14pt" style:language-complex="zxx" style:country-complex="none"/>
    </style:style>
    <style:style style:name="P5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1" fo:font-size="18pt" fo:font-weight="bold" officeooo:rsid="0023dcd2" officeooo:paragraph-rsid="000cf24d" style:font-size-asian="18pt" style:font-weight-asian="bold" style:font-size-complex="18pt" style:font-weight-complex="bold"/>
    </style:style>
    <style:style style:name="P6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1" fo:font-size="14pt" fo:font-weight="bold" officeooo:rsid="0023dcd2" officeooo:paragraph-rsid="00cadecd" style:font-size-asian="14pt" style:font-weight-asian="bold" style:font-size-complex="14pt" style:font-weight-complex="bold"/>
    </style:style>
    <style:style style:name="P6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1" fo:font-size="14pt" fo:font-weight="bold" officeooo:rsid="0023dcd2" officeooo:paragraph-rsid="00cadecd" style:font-name-asian="Noto Sans CJK SC" style:font-size-asian="14pt" style:font-weight-asian="bold" style:font-name-complex="Lohit Devanagari" style:font-size-complex="14pt" style:font-weight-complex="bold"/>
    </style:style>
    <style:style style:name="P6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1" fo:font-size="14pt" officeooo:rsid="0023dcd2" officeooo:paragraph-rsid="00cadecd" style:font-size-asian="14pt" style:font-size-complex="14pt"/>
    </style:style>
    <style:style style:name="P6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fo:font-size="14pt" officeooo:paragraph-rsid="00cadecd" style:font-size-asian="14pt" style:font-size-complex="14pt"/>
    </style:style>
    <style:style style:name="P64" style:family="paragraph" style:parent-style-name="Standard">
      <loext:graphic-properties draw:fill="none"/>
      <style:paragraph-properties fo:margin-left="0cm" fo:margin-right="0cm" fo:line-height="100%" fo:text-align="justify" style:justify-single-word="false" fo:text-indent="1.101cm" style:auto-text-indent="false" fo:background-color="transparent"/>
      <style:text-properties style:font-name="Times New Roman1" fo:font-size="14pt" fo:language="zxx" fo:country="none" fo:font-weight="bold" officeooo:rsid="00d86ebc" officeooo:paragraph-rsid="00cd58f8" style:font-name-asian="Times New Roman2" style:font-size-asian="14pt" style:language-asian="zxx" style:country-asian="none" style:font-weight-asian="bold" style:font-name-complex="Times New Roman2" style:font-size-complex="14pt" style:language-complex="zxx" style:country-complex="none" style:font-weight-complex="bold"/>
    </style:style>
    <style:style style:name="P65" style:family="paragraph" style:parent-style-name="Contents_20_1">
      <style:paragraph-properties fo:line-height="150%" fo:text-align="center" style:justify-single-word="false">
        <style:tab-stops>
          <style:tab-stop style:position="16cm" style:type="right" style:leader-style="dotted" style:leader-text="."/>
        </style:tab-stops>
      </style:paragraph-properties>
      <style:text-properties style:font-name="Times New Roman1" fo:font-size="14pt" fo:font-weight="normal" officeooo:rsid="00f080e1" officeooo:paragraph-rsid="00f080e1" style:font-size-asian="14pt" style:font-weight-asian="normal" style:font-size-complex="14pt" style:font-weight-complex="normal"/>
    </style:style>
    <style:style style:name="P66" style:family="paragraph" style:parent-style-name="Heading_20_2">
      <style:paragraph-properties fo:text-align="center" style:justify-single-word="false" fo:break-before="page"/>
      <style:text-properties style:font-name="Times New Roman1" fo:font-size="14pt" style:font-size-asian="14pt" style:font-size-complex="14pt"/>
    </style:style>
    <style:style style:name="P67" style:family="paragraph" style:parent-style-name="Heading_20_2">
      <style:paragraph-properties fo:text-align="center" style:justify-single-word="false" fo:break-before="page"/>
      <style:text-properties style:font-name="Times New Roman1" fo:font-size="14pt" fo:font-weight="bold" officeooo:rsid="0023dcd2" style:font-name-asian="Noto Sans CJK SC" style:font-size-asian="14pt" style:font-weight-asian="bold" style:font-name-complex="Lohit Devanagari" style:font-size-complex="14pt" style:font-weight-complex="bold"/>
    </style:style>
    <style:style style:name="P68" style:family="paragraph" style:parent-style-name="Heading_20_2">
      <style:paragraph-properties fo:text-align="center" style:justify-single-word="false" fo:break-before="page"/>
    </style:style>
    <style:style style:name="P69"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text-indent="1.3cm" style:auto-text-indent="false" style:page-number="auto" fo:background-color="transparent"/>
      <style:text-properties officeooo:paragraph-rsid="00f5fd57"/>
    </style:style>
    <style:style style:name="P70"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ext-properties officeooo:paragraph-rsid="00f6a2ca"/>
    </style:style>
    <style:style style:name="P7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51cm" style:auto-text-indent="false" fo:background-color="transparent"/>
      <style:text-properties style:font-name="Times New Roman1" fo:font-size="14pt" fo:language="zxx" fo:country="none" officeooo:rsid="0023dcd2" officeooo:paragraph-rsid="00efd607" style:font-size-asian="14pt" style:language-asian="zxx" style:country-asian="none" style:font-name-complex="Times New Roman2" style:font-size-complex="14pt" style:language-complex="zxx" style:country-complex="none"/>
    </style:style>
    <style:style style:name="T1" style:family="text">
      <style:text-properties style:font-name="Times New Roman1" fo:font-size="14pt" officeooo:rsid="0022763b" style:font-size-asian="14pt" style:font-size-complex="14pt"/>
    </style:style>
    <style:style style:name="T2" style:family="text">
      <style:text-properties style:font-name="Times New Roman1" fo:font-size="14pt" officeooo:rsid="0023dcd2" style:font-size-asian="14pt" style:font-size-complex="14pt"/>
    </style:style>
    <style:style style:name="T3" style:family="text">
      <style:text-properties style:font-name="Times New Roman1" fo:font-size="14pt" officeooo:rsid="00215615" style:font-size-asian="14pt" style:font-size-complex="14pt"/>
    </style:style>
    <style:style style:name="T4" style:family="text">
      <style:text-properties style:font-name="Times New Roman1" fo:font-size="14pt" officeooo:rsid="00c4e49b" style:font-size-asian="14pt" style:font-size-complex="14pt"/>
    </style:style>
    <style:style style:name="T5" style:family="text">
      <style:text-properties style:font-name="Times New Roman1" fo:font-size="14pt" officeooo:rsid="00e25558" style:font-size-asian="14pt" style:font-size-complex="14pt"/>
    </style:style>
    <style:style style:name="T6" style:family="text">
      <style:text-properties style:font-name="Times New Roman1" fo:font-size="14pt" officeooo:rsid="00e3a5f3" style:font-size-asian="14pt" style:font-size-complex="14pt"/>
    </style:style>
    <style:style style:name="T7" style:family="text">
      <style:text-properties style:font-name="Times New Roman1" fo:font-size="14pt" officeooo:rsid="00e4610d" style:font-size-asian="14pt" style:font-size-complex="14pt"/>
    </style:style>
    <style:style style:name="T8" style:family="text">
      <style:text-properties style:font-name="Times New Roman1" fo:font-size="14pt" officeooo:rsid="00e54ed7" style:font-size-asian="14pt" style:font-size-complex="14pt"/>
    </style:style>
    <style:style style:name="T9" style:family="text">
      <style:text-properties style:font-name="Times New Roman1" fo:font-size="14pt" officeooo:rsid="00eb872d" style:font-size-asian="14pt" style:font-size-complex="14pt"/>
    </style:style>
    <style:style style:name="T10" style:family="text">
      <style:text-properties style:font-name="Times New Roman1" fo:font-size="14pt" style:font-size-asian="14pt" style:font-name-complex="Times New Roman2" style:font-size-complex="14pt"/>
    </style:style>
    <style:style style:name="T11" style:family="text">
      <style:text-properties style:font-name="Times New Roman1" fo:font-size="14pt" officeooo:rsid="00eac20f" style:font-size-asian="14pt" style:font-name-complex="Times New Roman2" style:font-size-complex="14pt"/>
    </style:style>
    <style:style style:name="T12" style:family="text">
      <style:text-properties style:font-name="Times New Roman1" fo:font-size="14pt" fo:font-weight="bold" officeooo:rsid="0023dcd2" style:font-size-asian="14pt" style:font-weight-asian="bold" style:font-size-complex="14pt" style:font-weight-complex="bold"/>
    </style:style>
    <style:style style:name="T13" style:family="text">
      <style:text-properties style:font-name="Times New Roman1" fo:font-size="14pt" fo:font-weight="bold" officeooo:rsid="0023dcd2" style:font-name-asian="Noto Sans CJK SC" style:font-size-asian="14pt" style:font-weight-asian="bold" style:font-name-complex="Lohit Devanagari" style:font-size-complex="14pt" style:font-weight-complex="bold"/>
    </style:style>
    <style:style style:name="T14" style:family="text">
      <style:text-properties style:font-name="Times New Roman1" fo:font-size="14pt" fo:font-weight="normal" style:font-size-asian="14pt" style:font-weight-asian="normal" style:font-size-complex="14pt" style:font-weight-complex="normal"/>
    </style:style>
    <style:style style:name="T15" style:family="text">
      <style:text-properties style:font-name="Times New Roman1" fo:font-size="14pt" fo:font-weight="normal" officeooo:rsid="0023dcd2" style:font-size-asian="14pt" style:font-weight-asian="normal" style:font-size-complex="14pt" style:font-weight-complex="normal"/>
    </style:style>
    <style:style style:name="T16" style:family="text">
      <style:text-properties style:font-name="Times New Roman1" fo:font-size="14pt" fo:font-weight="normal" officeooo:rsid="00e910dc" style:font-size-asian="14pt" style:font-weight-asian="normal" style:font-size-complex="14pt" style:font-weight-complex="normal"/>
    </style:style>
    <style:style style:name="T17" style:family="text">
      <style:text-properties style:font-name="Times New Roman1" fo:font-size="14pt" fo:language="zxx" fo:country="none" officeooo:rsid="00d7ab15" style:font-name-asian="Times New Roman2" style:font-size-asian="14pt" style:language-asian="zxx" style:country-asian="none" style:font-name-complex="Times New Roman2" style:font-size-complex="14pt" style:language-complex="zxx" style:country-complex="none"/>
    </style:style>
    <style:style style:name="T18" style:family="text">
      <style:text-properties style:font-name="Times New Roman1" fo:font-size="14pt" fo:language="zxx" fo:country="none" officeooo:rsid="00d86ebc" style:font-name-asian="Times New Roman2" style:font-size-asian="14pt" style:language-asian="zxx" style:country-asian="none" style:font-name-complex="Times New Roman2" style:font-size-complex="14pt" style:language-complex="zxx" style:country-complex="none"/>
    </style:style>
    <style:style style:name="T19" style:family="text">
      <style:text-properties style:font-name="Times New Roman1" fo:font-size="14pt" fo:language="zxx" fo:country="none" officeooo:rsid="00dc1d14" style:font-name-asian="Times New Roman2" style:font-size-asian="14pt" style:language-asian="zxx" style:country-asian="none" style:font-name-complex="Times New Roman2" style:font-size-complex="14pt" style:language-complex="zxx" style:country-complex="none"/>
    </style:style>
    <style:style style:name="T20" style:family="text">
      <style:text-properties style:font-name="Times New Roman1" fo:font-size="14pt" fo:language="zxx" fo:country="none" officeooo:rsid="00de2a52" style:font-name-asian="Times New Roman2" style:font-size-asian="14pt" style:language-asian="zxx" style:country-asian="none" style:font-name-complex="Times New Roman2" style:font-size-complex="14pt" style:language-complex="zxx" style:country-complex="none"/>
    </style:style>
    <style:style style:name="T21" style:family="text">
      <style:text-properties style:font-name="Times New Roman1" fo:font-size="14pt" fo:language="zxx" fo:country="none" officeooo:rsid="00eac20f" style:font-name-asian="Times New Roman2" style:font-size-asian="14pt" style:language-asian="zxx" style:country-asian="none" style:font-name-complex="Times New Roman2" style:font-size-complex="14pt" style:language-complex="zxx" style:country-complex="none"/>
    </style:style>
    <style:style style:name="T22" style:family="text">
      <style:text-properties style:font-name="Times New Roman1" fo:font-size="14pt" fo:language="zxx" fo:country="none" officeooo:rsid="00ee77ab" style:font-name-asian="Times New Roman2" style:font-size-asian="14pt" style:language-asian="zxx" style:country-asian="none" style:font-name-complex="Times New Roman2" style:font-size-complex="14pt" style:language-complex="zxx" style:country-complex="none"/>
    </style:style>
    <style:style style:name="T23" style:family="text">
      <style:text-properties style:font-name="Times New Roman1" fo:font-size="14pt" fo:language="zxx" fo:country="none" officeooo:rsid="00d7ab15" style:font-size-asian="14pt" style:language-asian="zxx" style:country-asian="none" style:font-name-complex="Times New Roman2" style:font-size-complex="14pt" style:language-complex="zxx" style:country-complex="none"/>
    </style:style>
    <style:style style:name="T24" style:family="text">
      <style:text-properties style:font-name="Times New Roman1" fo:font-size="14pt" fo:language="zxx" fo:country="none" officeooo:rsid="0023dcd2" style:font-size-asian="14pt" style:language-asian="zxx" style:country-asian="none" style:font-name-complex="Times New Roman2" style:font-size-complex="14pt" style:language-complex="zxx" style:country-complex="none"/>
    </style:style>
    <style:style style:name="T25" style:family="text">
      <style:text-properties style:font-name="Times New Roman1" fo:font-size="14pt" fo:language="zxx" fo:country="none" officeooo:rsid="00f32274" style:font-size-asian="14pt" style:language-asian="zxx" style:country-asian="none" style:font-name-complex="Times New Roman2" style:font-size-complex="14pt" style:language-complex="zxx" style:country-complex="none"/>
    </style:style>
    <style:style style:name="T26" style:family="text">
      <style:text-properties style:font-name="Times New Roman1" fo:font-size="14pt" fo:language="zxx" fo:country="none" officeooo:rsid="00f456a8" style:font-size-asian="14pt" style:language-asian="zxx" style:country-asian="none" style:font-name-complex="Times New Roman2" style:font-size-complex="14pt" style:language-complex="zxx" style:country-complex="none"/>
    </style:style>
    <style:style style:name="T27" style:family="text">
      <style:text-properties style:font-name="Times New Roman1" fo:font-size="14pt" fo:language="zxx" fo:country="none" officeooo:rsid="00f6a2ca" style:font-size-asian="14pt" style:language-asian="zxx" style:country-asian="none" style:font-name-complex="Times New Roman2" style:font-size-complex="14pt" style:language-complex="zxx" style:country-complex="none"/>
    </style:style>
    <style:style style:name="T28" style:family="text">
      <style:text-properties style:font-name="Times New Roman1" fo:font-size="14pt" fo:language="zxx" fo:country="none" officeooo:rsid="00f86b5c" style:font-size-asian="14pt" style:language-asian="zxx" style:country-asian="none" style:font-name-complex="Times New Roman2" style:font-size-complex="14pt" style:language-complex="zxx" style:country-complex="none"/>
    </style:style>
    <style:style style:name="T29" style:family="text">
      <style:text-properties style:font-name="Times New Roman1" fo:font-size="14pt" fo:language="zxx" fo:country="none" officeooo:rsid="00f8c04d" style:font-size-asian="14pt" style:language-asian="zxx" style:country-asian="none" style:font-name-complex="Times New Roman2" style:font-size-complex="14pt" style:language-complex="zxx" style:country-complex="none"/>
    </style:style>
    <style:style style:name="T30" style:family="text">
      <style:text-properties style:font-name="Times New Roman1" officeooo:rsid="0023dcd2"/>
    </style:style>
    <style:style style:name="T31" style:family="text">
      <style:text-properties style:font-name="Times New Roman1" fo:font-weight="bold" officeooo:rsid="0023dcd2" style:font-weight-asian="bold" style:font-weight-complex="bold"/>
    </style:style>
    <style:style style:name="T32" style:family="text">
      <style:text-properties style:font-name="Times New Roman1" fo:language="zxx" fo:country="none" style:language-asian="zxx" style:country-asian="none" style:font-name-complex="Times New Roman2" style:language-complex="zxx" style:country-complex="none"/>
    </style:style>
    <style:style style:name="T33" style:family="text">
      <style:text-properties style:font-name="Times New Roman1" fo:language="zxx" fo:country="none" officeooo:rsid="00d09435" style:language-asian="zxx" style:country-asian="none" style:font-name-complex="Times New Roman2" style:language-complex="zxx" style:country-complex="none"/>
    </style:style>
    <style:style style:name="T34" style:family="text">
      <style:text-properties style:font-name="Times New Roman1" fo:language="zxx" fo:country="none" officeooo:rsid="00d17083" style:language-asian="zxx" style:country-asian="none" style:font-name-complex="Times New Roman2" style:language-complex="zxx" style:country-complex="none"/>
    </style:style>
    <style:style style:name="T35" style:family="text">
      <style:text-properties style:font-name="Times New Roman1" fo:language="zxx" fo:country="none" officeooo:rsid="00d35890" style:language-asian="zxx" style:country-asian="none" style:font-name-complex="Times New Roman2" style:language-complex="zxx" style:country-complex="none"/>
    </style:style>
    <style:style style:name="T36" style:family="text">
      <style:text-properties style:font-name="Times New Roman1" fo:language="zxx" fo:country="none" officeooo:rsid="00e910dc" style:language-asian="zxx" style:country-asian="none" style:font-name-complex="Times New Roman2" style:language-complex="zxx" style:country-complex="none"/>
    </style:style>
    <style:style style:name="T37" style:family="text">
      <style:text-properties style:font-name="Times New Roman1" fo:language="zxx" fo:country="none" officeooo:rsid="0023dcd2" style:language-asian="zxx" style:country-asian="none" style:font-name-complex="Times New Roman2" style:language-complex="zxx" style:country-complex="none"/>
    </style:style>
    <style:style style:name="T38" style:family="text">
      <style:text-properties style:font-name="Times New Roman1" fo:language="zxx" fo:country="none" officeooo:rsid="00f32274" style:language-asian="zxx" style:country-asian="none" style:font-name-complex="Times New Roman2" style:language-complex="zxx" style:country-complex="none"/>
    </style:style>
    <style:style style:name="T39" style:family="text">
      <style:text-properties style:font-name="Times New Roman1" fo:language="zxx" fo:country="none" officeooo:rsid="00f456a8" style:language-asian="zxx" style:country-asian="none" style:font-name-complex="Times New Roman2" style:language-complex="zxx" style:country-complex="none"/>
    </style:style>
    <style:style style:name="T40" style:family="text">
      <style:text-properties style:font-name="Times New Roman1" fo:language="zxx" fo:country="none" officeooo:rsid="00f6a2ca" style:language-asian="zxx" style:country-asian="none" style:font-name-complex="Times New Roman2" style:language-complex="zxx" style:country-complex="none"/>
    </style:style>
    <style:style style:name="T41" style:family="text">
      <style:text-properties style:font-name="Times New Roman1" fo:language="zxx" fo:country="none" officeooo:rsid="00d17083" style:font-name-asian="Times New Roman2" style:language-asian="zxx" style:country-asian="none" style:font-name-complex="Times New Roman2" style:language-complex="zxx" style:country-complex="none"/>
    </style:style>
    <style:style style:name="T42" style:family="text">
      <style:text-properties officeooo:rsid="0022763b"/>
    </style:style>
    <style:style style:name="T43" style:family="text">
      <style:text-properties fo:font-size="14pt" fo:font-weight="normal" style:font-size-asian="14pt" style:font-weight-asian="normal" style:font-size-complex="14pt" style:font-weight-complex="normal"/>
    </style:style>
    <style:style style:name="T44" style:family="text">
      <style:text-properties fo:font-size="14pt" fo:font-weight="normal" officeooo:rsid="00f080e1" style:font-size-asian="14pt" style:font-weight-asian="normal" style:font-size-complex="14pt" style:font-weight-complex="normal"/>
    </style:style>
    <style:style style:name="T45" style:family="text">
      <style:text-properties fo:font-size="14pt" fo:font-weight="normal" officeooo:rsid="00f55bb2" style:font-size-asian="14pt" style:font-weight-asian="normal" style:font-size-complex="14pt" style:font-weight-complex="normal"/>
    </style:style>
    <style:style style:name="T46" style:family="text">
      <style:text-properties fo:font-size="14pt" fo:font-weight="normal" officeooo:rsid="00f080e1" style:font-name-asian="Noto Serif CJK SC" style:font-size-asian="14pt" style:font-weight-asian="normal" style:font-name-complex="Lohit Devanagari" style:font-size-complex="14pt" style:font-weight-complex="normal"/>
    </style:style>
    <style:style style:name="T47" style:family="text">
      <style:text-properties style:text-position="super 58%" style:font-name="Times New Roman1" fo:language="zxx" fo:country="none" style:language-asian="zxx" style:country-asian="none" style:font-name-complex="Times New Roman2" style:language-complex="zxx" style:country-complex="none"/>
    </style:style>
    <style:style style:name="T48" style:family="text">
      <style:text-properties style:text-position="super 58%" style:font-name="Times New Roman1" fo:language="zxx" fo:country="none" officeooo:rsid="00d09435" style:language-asian="zxx" style:country-asian="none" style:font-name-complex="Times New Roman2" style:language-complex="zxx" style:country-complex="none"/>
    </style:style>
    <style:style style:name="T49" style:family="text">
      <style:text-properties fo:font-style="italic" style:font-style-asian="italic"/>
    </style:style>
    <style:style style:name="T50" style:family="text">
      <style:text-properties officeooo:rsid="00e0b559"/>
    </style:style>
    <style:style style:name="T51" style:family="text">
      <style:text-properties officeooo:rsid="00e25558"/>
    </style:style>
    <style:style style:name="T52" style:family="text">
      <style:text-properties officeooo:rsid="00e40aae"/>
    </style:style>
    <style:style style:name="T53" style:family="text">
      <style:text-properties officeooo:rsid="00e4610d"/>
    </style:style>
    <style:style style:name="T54" style:family="text">
      <style:text-properties officeooo:rsid="00e54ed7"/>
    </style:style>
    <style:style style:name="T55" style:family="text">
      <style:text-properties officeooo:rsid="00eac20f"/>
    </style:style>
    <style:style style:name="T56" style:family="text">
      <style:text-properties officeooo:rsid="00eb872d"/>
    </style:style>
    <style:style style:name="T57" style:family="text">
      <style:text-properties officeooo:rsid="00efd607"/>
    </style:style>
    <style:style style:name="T58" style:family="text">
      <style:text-properties officeooo:rsid="00f8c04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Министерство науки и высшего образования Российской Федерации</text:p>
      <text:p text:style-name="P5">Федеральное государственное бюджетное образовательное учреждение высшего образования <text:line-break/>«Тульский государственный университет»</text:p>
      <text:p text:style-name="P5"/>
      <text:p text:style-name="P5">Интернет-институт</text:p>
      <text:p text:style-name="P5"/>
      <text:p text:style-name="P5">Кафедра истории государства и права</text:p>
      <text:p text:style-name="P1"/>
      <text:p text:style-name="P1"/>
      <text:p text:style-name="P1"/>
      <text:p text:style-name="P1"/>
      <text:p text:style-name="P1"/>
      <text:p text:style-name="P1"/>
      <text:p text:style-name="P12"><text:span text:style-name="T4">Контрольная</text:span><text:span text:style-name="T3"> работа</text:span></text:p>
      <text:p text:style-name="P6">по дисциплине</text:p>
      <text:p text:style-name="P12"><text:span text:style-name="T1">«</text:span><text:span text:style-name="T4">История России</text:span><text:span text:style-name="T1">»</text:span></text:p>
      <text:p text:style-name="P2"/>
      <text:p text:style-name="P2"/>
      <text:p text:style-name="P13"><text:bookmark text:name="page78R_mcid16"/>Индустриализация и коллективизация в СССР: предпосылки, содержание,<text:bookmark text:name="page78R_mcid17"/> последствия</text:p>
      <text:p text:style-name="P5"/>
      <text:p text:style-name="P2"/>
      <text:p text:style-name="P2"/>
      <text:p text:style-name="P2"/>
      <text:p text:style-name="P2"/>
      <text:p text:style-name="P2"/>
      <text:p text:style-name="P2"/>
      <text:p text:style-name="P2"/>
      <text:p text:style-name="P2"/>
      <text:p text:style-name="P15"><text:span text:style-name="T42">Выполнил: студент гр. </text:span>ИБ262521-ф</text:p>
      <text:p text:style-name="P14">Артемов Александр Евгеньевич</text:p>
      <text:p text:style-name="P17"><text:span text:style-name="T1">Проверил: к.</text:span><text:span text:style-name="T4">и</text:span><text:span text:style-name="T1">.н., доц.</text:span><text:span text:style-name="T2"> </text:span></text:p>
      <text:p text:style-name="P16">Чугунова Наталия Васильевна</text:p>
      <text:p text:style-name="P3"/>
      <text:p text:style-name="P3"/>
      <text:p text:style-name="P3"/>
      <text:p text:style-name="P3"/>
      <text:p text:style-name="P3"/>
      <text:p text:style-name="P4">Тула 2022</text:p>
      <text:p text:style-name="P8"><text:soft-page-break/>Оглавление</text:p>
      <text:p text:style-name="P8"/>
      <text:p text:style-name="P8"/>
      <text:p text:style-name="P22"><text:a xlink:type="simple" xlink:href="#__RefHeading___Toc4374_1152603559" text:style-name="Index_20_Link" text:visited-style-name="Index_20_Link"><text:span text:style-name="T14">Введение<text:tab/>3</text:span></text:a></text:p>
      <text:p text:style-name="P22"><text:a xlink:type="simple" xlink:href="#__RefHeading___Toc4376_1152603559" text:style-name="Index_20_Link" text:visited-style-name="Index_20_Link"><text:span text:style-name="T14">Индустриализация<text:tab/>8</text:span></text:a></text:p>
      <text:p text:style-name="P25"><text:a xlink:type="simple" xlink:href="#__RefHeading___Toc4378_1152603559" text:style-name="Index_20_Link" text:visited-style-name="Index_20_Link"><text:span text:style-name="T14">Концепции индустриализации.<text:tab/>10</text:span></text:a></text:p>
      <text:p text:style-name="P25"><text:a xlink:type="simple" xlink:href="#__RefHeading___Toc4380_1152603559" text:style-name="Index_20_Link" text:visited-style-name="Index_20_Link"><text:span text:style-name="T14">Ход индустриализации.<text:tab/>12</text:span></text:a></text:p>
      <text:p text:style-name="P25"><text:a xlink:type="simple" xlink:href="#__RefHeading___Toc4382_1152603559" text:style-name="Index_20_Link" text:visited-style-name="Index_20_Link"><text:span text:style-name="T14">Социалистическое соревнование.<text:tab/>14</text:span></text:a></text:p>
      <text:p text:style-name="P25"><text:a xlink:type="simple" xlink:href="#__RefHeading___Toc4384_1152603559" text:style-name="Index_20_Link" text:visited-style-name="Index_20_Link"><text:span text:style-name="T14">Итоги индустриализации.<text:tab/>16</text:span></text:a></text:p>
      <text:p text:style-name="P22"><text:a xlink:type="simple" xlink:href="#__RefHeading___Toc4386_1152603559" text:style-name="Index_20_Link" text:visited-style-name="Index_20_Link"><text:span text:style-name="T14">Коллективизация сельского хозяйства<text:tab/>17</text:span></text:a></text:p>
      <text:p text:style-name="P25"><text:a xlink:type="simple" xlink:href="#__RefHeading___Toc4388_1152603559" text:style-name="Index_20_Link" text:visited-style-name="Index_20_Link"><text:span text:style-name="T14">Начало сплошной коллективизации 1929 г</text:span></text:a><text:a xlink:type="simple" xlink:href="#__RefHeading___Toc4388_1152603559" text:style-name="Index_20_Link" text:visited-style-name="Index_20_Link"><text:span text:style-name="T16">ода</text:span></text:a><text:a xlink:type="simple" xlink:href="#__RefHeading___Toc4388_1152603559" text:style-name="Index_20_Link" text:visited-style-name="Index_20_Link"><text:span text:style-name="T14">.<text:tab/>19</text:span></text:a></text:p>
      <text:p text:style-name="P25"><text:a xlink:type="simple" xlink:href="#__RefHeading___Toc4390_1152603559" text:style-name="Index_20_Link" text:visited-style-name="Index_20_Link"><text:span text:style-name="T14">Xод коллективизации.<text:tab/>21</text:span></text:a></text:p>
      <text:p text:style-name="P26"><text:a xlink:type="simple" xlink:href="#__RefHeading___Toc4392_1152603559" text:style-name="Index_20_Link" text:visited-style-name="Index_20_Link"><text:span text:style-name="T43">Итоги коллективизации.<text:tab/>24</text:span></text:a></text:p>
      <text:p text:style-name="P23"><text:span text:style-name="T44">Вывод </text:span><text:a xlink:type="simple" xlink:href="#__RefHeading___Toc4386_1152603559" text:style-name="Index_20_Link" text:visited-style-name="Index_20_Link"><text:span text:style-name="T43"><text:tab/></text:span></text:a><text:span text:style-name="T44">26</text:span></text:p>
      <text:p text:style-name="P24"><text:span text:style-name="T46">Список используемой литературы</text:span><text:span text:style-name="T44"> </text:span><text:a xlink:type="simple" xlink:href="#__RefHeading___Toc4386_1152603559" text:style-name="Index_20_Link" text:visited-style-name="Index_20_Link"><text:span text:style-name="T44"><text:tab/></text:span></text:a><text:span text:style-name="T44">2</text:span><text:span text:style-name="T45">7</text:span></text:p>
      <text:p text:style-name="P65"/>
      <text:h text:style-name="P20" text:outline-level="1"><text:bookmark-start text:name="__RefHeading___Toc4374_1152603559"/>Введение<text:bookmark-end text:name="__RefHeading___Toc4374_1152603559"/></text:h>
      <text:p text:style-name="P9"/>
      <text:p text:style-name="P32"><text:span text:style-name="T32">Российская империя в начале XX века представляла собой абсолютную самодержавную монархию, в которой вся полнота власти принадлежала царю-императору. Poccийcкaя импepия пo paзмepy тeppитоpии - 22,2 млн. км</text:span><text:span text:style-name="T48">2</text:span><text:span text:style-name="T32"> (16,8% oбитaeмoй cyши) - зaнимaлa втopoe мecтo в миpe, ycтyпaя толькo Бpитaнcкoй импepии (31,9 млн. км</text:span><text:span text:style-name="T47">2</text:span><text:span text:style-name="T32">), </text:span><text:span text:style-name="T33">а по численности населения - </text:span><text:span text:style-name="T32">тpeтьe мecтo пocлe Бpитaнcкoй импepии и </text:span><text:span text:style-name="T33">К</text:span><text:span text:style-name="T32">итaя.</text:span></text:p>
      <text:p text:style-name="P27"><text:span text:style-name="T32">Пo </text:span><text:span text:style-name="T41">н</text:span><text:span text:style-name="T32">aциoнaльн</text:span><text:span text:style-name="T41">ому</text:span><text:span text:style-name="T32"> дoxoд</text:span><text:span text:style-name="T34">у</text:span><text:span text:style-name="T32"> Poccия зaнимaлa чeтвepтоe мecтo пocлe<text:line-break/>CШA, Гepмaнии и Бpитaнcкoй импepии. Oднaкo пo тeмпaм пpиpocтa нaциoнaльнoгo дoxoдa Poccия oпepeжaлa мнoгиe cтpaны, a в oтдeльныe пepиoды, нaпpимep c 1908 пo 1916 г</text:span><text:span text:style-name="T34">од</text:span><text:span text:style-name="T32">, oни были caмыми выcoкими в миpe (cвышe 7%). Пo вaлoвoмy пpoмышлeннoмy пpoизвoдcтвy Poccийcкaя импepия yжe ycтyпaлa и Фpaнции, нaxoдяcь нa пятoм мecтe в миpe.</text:span></text:p>
      <text:p text:style-name="P28"><text:span text:style-name="T32">Oднaкo ypoвeнь paзвития cтpaны xapaктepизyют нe cтoлькo кoличecтвeнныe, cкoлькo кaчecтвeнныe пoкaзaтeли. Пo этим пoзициям Poccийcкaя импepия знaчитeльнo ycтyпaлa вeдyщим cтpaнaм миpa. Taк, нaциoнaльный дoxoд в pacчeтe нa oднoгo чeлoвeкa cocтaвлял 89 pyб. в гoд, чтo былo в 5 - 8 paз мeньшe, чeм в paзвитыx cтpaнax. Пo oбъeмy пpoмышлeннoгo пpoизвoдcтвa нa oднoгo чeлoвeкa и ypoвню пpoизвoдитeльнocти тpyдa в пpoмышлeннocти Poccия тaкжe ycтyпaлa этим cтpaнaм в 5-</text:span><text:span text:style-name="T35">1</text:span><text:span text:style-name="T32">0 paз. Слой крупной буржуазии оставался очень тонким.</text:span></text:p>
      <text:p text:style-name="P29"><text:span text:style-name="T32">B цeлoм жe мoдepнизaциoнныe пpoцeccы oxвaтывaли лишь нeзнaчитeльный ceктop нapoднoгo xoзяйcтвa. Oни пoчти нe кocнyлиcь глyбинныx плacтoв нapoднoй жизни. Cтpaнa ocтaвaлacь пpeимyщecтвeннo aгpapнoй. Ceльcкoe xoзяйcтвo дaвaлo 51% нaциoнaльнoгo дoxoдa, пpoмышлeннocть 28%, ocтaльнoe пpиxoдилocь нa тopгoвлю и тpaнcпopт. Ha миpoвoм pынкe Poccия выcтyпaлa глaвным пocтaвщикoм ceльcкoxoзяйcтвeнныx пpoдyктoв. Пo тaкoмy вaжнoмy кaчecтвeннoмy пoкaзaтeлю, кoтopый нaибoлee яpкo oтpaжaeт пpoцecc пepexoдa oбщecтвa </text:span><text:soft-page-break/><text:span text:style-name="T32">oт aгpapнoгo к индycтpиaльнoмy, кaк cтeпeнь eгo ypбaнизaции (дoля ropoдcкoro нaceлeния), Poccийcкaя импepия ocтaвaлacь ceльcкoй cтpaнoй. B гopoдax пpoживaлo cвышe 30 млн. чeлoвeк (18% нaceлeния). Пpи этoм тpeть гopoдcкиx житeлeй cocpeдoтoчивaлacь в кpyпныx гopoдax. B Пeтepбypгe нacчитывaлocь бoлee 2 млн. чeлoвeк, в Mocквe — чyть мeньшe. Знaчитeльнaя чacть нaceлeния пpoживaлa в нeбoльшиx тopгoвo-peмecлeнныx гopoдax и нe былa cвязaнa c paбoтoй нa пpoмышлeнныx пpeдпpиятияx. Bмecтe c тeм бoльшoe чиcлo пpoмышлeннoгo и пpoмыcлoвoгo нaceлeния cтpaны пpoдoлжaлo ocтaвaтьcя в дepeвнe.</text:span></text:p>
      <text:p text:style-name="P30"><text:span text:style-name="T32">В начале ХХ в</text:span><text:span text:style-name="T36">ека</text:span><text:span text:style-name="T32"> государство взяло на себя также функцию создания благоприятных условий для привлечения в страну иностранного капитала. Особая заинтересованность России в притоке иностранного капитала объяснялась тем, что страна несла огромное бремя непроизводительных расходов: на содержание царского двора, полиции, армии и флота, огромного бюрократического государственного аппарата. Таким образом, наиболее передовые отрасли промышленности, определявшие лицо индустриализации, развивались, как правило, с участием иностранного капитала. Однако это не привело к созданию иностранных зон влияния, к полной или даже частичной зависимости России от иностранных компаний и государств.</text:span></text:p>
      <text:p text:style-name="P31"><text:span text:style-name="T17">Начиная с</text:span><text:span text:style-name="T23"> 1907 года целями реформ</text:span><text:span text:style-name="T17"> председателя Совета министров Стол</text:span><text:span text:style-name="T23">ыпина П.А. были:</text:span></text:p>
      <text:p text:style-name="P38">создание прочной социальной базы самодержавия в лице крепкого зажиточного крестьянина;</text:p>
      <text:p text:style-name="P38">развитие капиталистических отношений в деревне, разрушение общины, передача крестьянам земли в частную собственность, создание хуторских и фермерских хозяйств;</text:p>
      <text:p text:style-name="P38">образование широкого рынка для промышленности;</text:p>
      <text:p text:style-name="P39">переселение революционно настроенных, малоземельных крестьян из центра на окраины.</text:p>
      <text:p text:style-name="P40"><text:soft-page-break/>Внутриполитическая ситуация в значительной степени определяла стратегию России на мировой арене. Для достижения поставленных «внешних» целей требовалось решить ряд проблем внутри страны. Послереволюционная ситуация в стране обусловила стремление российской дипломатии к расширению социальной опоры внешней политики страны – привлечения новых социальных слоёв для её поддержки, прежде всего крупной российской буржуазии.</text:p>
      <text:p text:style-name="P40">Однако, внутриполитические задачи российского государства объективно противоречили тенденции к началу военных действий в 1914 году. <text:span text:style-name="T49">«Нам нужен мир</text:span>, - писал П.А. Столыпин, - <text:span text:style-name="T49">война в ближайшие годы … будет гибельна для России и для династии. Напротив того, каждый год мира укрепляет Россию не только с военной и морской точки зрения, но и с финансовой и экономической».</text:span> Программа реформ была рассчитана на длительный период времени.</text:p>
      <text:p text:style-name="P33"><text:span text:style-name="T18">Революция 1917 года началась неожиданно и для правительства, и для оппозиции, но назревала она в течение многих десятилетий. С весны 1917 года к </text:span><text:span text:style-name="T19">ней</text:span><text:span text:style-name="T18"> добавляется и вскоре становится важнейшей задача выхода из войны и заключение мира. Эти политические события были составной частью общего кризиса, охватившего страну осенью 1917 года. Разруха, саботажи, локауты предпринимателей поставили хозяйство страны на грань катастрофы.</text:span></text:p>
      <text:p text:style-name="P34"><text:span text:style-name="T18">За короткий срок с конца октября 1917 по март 1918 г</text:span><text:span text:style-name="T21">од</text:span><text:span text:style-name="T22">а</text:span><text:span text:style-name="T18"> Советы распространили свою власть по большей части территории бывшей Российской империи. В деревне большевики скоро перешли от политики союза со всем крестьянством к осуществлению т</text:span><text:span text:style-name="T20">ак называемой</text:span><text:span text:style-name="T18"> «проддиктатуры», призванной прокормить голодные города. Во время Гражданской войны экономическая система большевиков закономерно приобрела формы «военного коммунизма»: был издан декрет СНК о переходе всей системы распределения в руки государства, были созданы </text:span><text:soft-page-break/><text:span text:style-name="T18">потребительские общества, и каждый человек приписан к такому обществу. Частная торговля была запрещена.</text:span></text:p>
      <text:p text:style-name="P34"><text:span text:style-name="T18">Х съезд РКП (б), состоявшийся 8 – 16 марта 1921 г</text:span><text:span text:style-name="T21">ода</text:span><text:span text:style-name="T18">, принял решение об изменении экономического курса в деревне и переходе к твердому продовольственному налогу на крестьян. Теперь любые излишки, оставшиеся после уплаты налогов, разрешалось свободно продавать.</text:span></text:p>
      <text:p text:style-name="P35"><text:span text:style-name="T10">В 1921 - 1922 г</text:span><text:span text:style-name="T11">одах</text:span><text:span text:style-name="T10"> размер продовольственного налога был в два раза меньше продовольственной разверстки. Разрешалась аренда земли и применение наемного труда. Вскоре была разрешена частная торговля не только продовольствием, но и промышленными товарами. Но при этом государство установило контроль за торговлей и стремилось всемерно развивать государственную и кооперативную торговлю с тем, чтобы конкурировать с частной. </text:span></text:p>
      <text:p text:style-name="P43">Упразднялась уравнительная оплата труда, существовавшая в годы “военного коммунизма”. Отныне рабочие стали получать заработную плату в зависимости от своей квалификации и количества произведенной продукции. </text:p>
      <text:p text:style-name="P35"><text:span text:style-name="T10">Отдельные государственные предприятия сдавались в аренду частным лицам, в том числе и иностранцам. Национализация мелких промышленных предприятий была прекращена. Часть из них была денационализирована и возвращена прежним владельцам. Разрешалась организация и новых небольших частных промышленных и торговых предприятий. В 1922 г</text:span><text:span text:style-name="T11">оду</text:span><text:span text:style-name="T10"> в обращение был введен советский червонец (10 рублей) - твердая денежная единица. Вся эта система мероприятий получила название “новая экономическая политика” (нэп). </text:span></text:p>
      <text:p text:style-name="P41">Переход к новой экономической политике укрепил позиции большевиков. Крестьяне, получившие возможность хотя бы частично распоряжаться результатами своего труда, стали возвращаться к обычному труду.</text:p>
      <text:p text:style-name="P36"><text:soft-page-break/><text:span text:style-name="T18">Новая экономическая политика осуществлялась с марта 1921 </text:span><text:span text:style-name="T21">по</text:span><text:span text:style-name="T18"> 1929 г</text:span><text:span text:style-name="T21">од</text:span><text:span text:style-name="T18">. Однако понимание НЭПа у тех, кто его проводил, было неоднозначным. </text:span></text:p>
      <text:p text:style-name="P43">На практике сущность НЭПа означала восстановление в ограниченных рамках рыночной экономики при сохранении командных высот в руках партийно-государственного аппарата. Тактической целью НЭПа стал выход из кризиса путем укрепления экономического союза рабочих и крестьян, стратегической целью – построение социализма.</text:p>
      <text:p text:style-name="P37"><text:span text:style-name="T18">В 1922-1924 г</text:span><text:span text:style-name="T21">одах</text:span><text:span text:style-name="T18"> активно восстанавливались разрушенные фабрики и заводы. В городах частные лица открывали или брали в аренду мелкие и даже средние предприятия. Хлебный урожай 1922-1923 г</text:span><text:span text:style-name="T21">одов</text:span><text:span text:style-name="T18"> ликвидировал угрозу очередного голода. К 1922 г</text:span><text:span text:style-name="T21">оду</text:span><text:span text:style-name="T18"> в основном была отменена карточная система. После денежной реформы 1924 г</text:span><text:span text:style-name="T21">ода</text:span><text:span text:style-name="T18"> прекратилось обесценивание денег и курс рубля стал устойчивым.</text:span></text:p>
      <text:p text:style-name="P37"><text:span text:style-name="T18">В то же время ориентация на сдерживание и ограничение рыночных и капиталистических отношений в сельском хозяйстве, убыточность крупной государственной промышленности, неравноценный обмен между городом и деревней вылились в кризис сбыта. Это вынудило правительство пойти на уступки: в 1924 – 1925 г</text:span><text:span text:style-name="T21">одах</text:span><text:span text:style-name="T18"> была смягчена ценовая политика, расширено право на аренду земли и использование наемного труда, осуществлен переход к денежному обложению крестьян, что давало им большую свободу в развитии хозяйства. К концу 1925 г</text:span><text:span text:style-name="T21">ода</text:span><text:span text:style-name="T18">, в основном, завершилось восстановление народного хозяйства. Объем промышленной продукции достиг 75 % довоенного уровня, а в 1926 г</text:span><text:span text:style-name="T21">оду</text:span><text:span text:style-name="T18"> - превзошел этот уровень. </text:span></text:p>
      <text:p text:style-name="P64"/>
      <text:h text:style-name="P18" text:outline-level="1"><text:bookmark-start text:name="__RefHeading___Toc4376_1152603559"/>Индустриализация<text:bookmark-end text:name="__RefHeading___Toc4376_1152603559"/></text:h>
      <text:p text:style-name="P7">Предпосылки индустриализации. </text:p>
      <text:p text:style-name="P7"/>
      <text:p text:style-name="P44">Восстановив народное хозяйство, СССР к концу 1920-х г<text:span text:style-name="T50">одов</text:span> оказался приблизительно на той же начальной стадии индустриального преобразования экономики, на которой Россия была накануне мировой войны. В фабрично-заводской промышленности производилось лишь <text:line-break/>20 - 25 % национального дохода, тогда как сельское хозяйство давало около 50 %. И в городе, и в деревне абсолютное большинство трудящихся было занято тяжелым ручным трудом.</text:p>
      <text:p text:style-name="P45">Курс на индустриализацию, взятый в декабре 1925 <text:span text:style-name="T55">года</text:span> XIV съездом ВКП(б), отвечал как историческим задачам страны, так и практическим задачам большевиков. Две войны, проигранные Россией с начала века, отбрасывали ее на периферию мировой политики. Лишь индустриализация давала России возможность встать вровень с промышленно развитыми странами. С другой стороны, она позволяла укрепить и расширить социальную базу большевиков, которой являлся современный фабрично-заводской рабочий класс.</text:p>
      <text:p text:style-name="P45">Большевики отвергли экономическую концепцию либеральной («буржуазной») интеллигенции (А. Чаянов, Н. Кондратьев, С. Прокопович, Б. Бруцкус и др.), видевшей в сельском хозяйстве главный источник национального богатства, «локомотив» российской экономики, а в мелкотоварном производителе, крестьянине-единоличнике - главного труженика страны, выступавшей против «плана-приказа» за «план-прогноз», рыночную ориентацию экономики. Позиция экономистов дореволюционной выучки, которых поддержал нарком финансов<text:line-break/>Г. Сокольников, была расценена как «аграрная», а сами они были заклеймены как «эпигоны народничества».</text:p>
      <text:p text:style-name="P44"><text:soft-page-break/>Руководство страны поставило задачу превратить СССР из страны, ввозящей машины и оборудование, в страну, их производящую; затем подвести машинную технику под все народное хозяйство и на этой основе добиться ускоренного развития. В этом большевики были едины. Разногласия возникли при выборе концепции индустриального развития страны.</text:p>
      <text:p text:style-name="P51"/>
      <text:p text:style-name="P51"/>
      <text:h text:style-name="P66" text:outline-level="2"><text:bookmark-start text:name="__RefHeading___Toc4378_1152603559"/>Концепции индустриализации.<text:bookmark-end text:name="__RefHeading___Toc4378_1152603559"/></text:h>
      <text:p text:style-name="P51"/>
      <text:p text:style-name="P52"><text:span text:style-name="T2">Две основные концепции в этой сфере («бухаринская» и «сталинская») определились после XIV партсъезда. Концепция Н.И. Бухарина была связана с продолжением НЭПа. Это была концепция триединой цели: создание тяжелой промышленности, добровольное кооперирование крестьян, повышение благосостояния народа. Бухарин считал, что одновременное решение трех задач составляет суть партийного курса на индустриализацию страны. На рубеже 1929 - 1930 г</text:span><text:span text:style-name="T5">одов</text:span><text:span text:style-name="T2"> эта концепция была отвергнута. Бухарина обвинили в мелкобуржуазности, уклоне вправо.</text:span></text:p>
      <text:p text:style-name="P45">Вторая, левая, концепция была намечена главным образом Л.Д. Троцким, но развита и реализована И.В. Сталиным. Это была концепция преимущественного и форсированного развития промышленности, прежде всего тяжелой (предприятий группы «А»), так как одновременное достижение «триединой цели» Бухарина было признано практически неосуществимым делом. Сталинская концепция предполагала свертывание НЭПа, резкое усиление роли государства в развитии экономики, ужесточение рабочей дисциплины и общего режима в стране. Деревня объявлялась вспомогательной силой индустриализации, источником дешевых ресурсов. Эта концепция открыто требовала от народа «серьезных жертв», исходя из угрозы неизбежного нашествия со стороны стран «капиталистического окружения».</text:p>
      <text:p text:style-name="P45">Реализация сталинской концепции, ставшей на многие годы «генеральной линией» партии и государства, потребовала огромных капиталовложений, которые в условиях отсутствия иностранных кредитов предстояло изыскать в собственной стране. И они были изысканы через ликвидацию многоукладности, огосударствление всех сфер экономики, резкое усиление государственного нажима на трудящихся.</text:p>
      <text:p text:style-name="P45"><text:soft-page-break/>Свертывание рыночных отношений периода НЭПа и переход к сверхцентрализованному управлению народным хозяйством отвечали общемировой тенденции конца 1920 - 1940-х г<text:span text:style-name="T51">одов</text:span> к огосударствлению экономики, проявившейся не только в тоталитарных (Италия, Германия), но и демократических странах Запада (США, Франция). Классическими примерами этатизационной политики, т<text:span text:style-name="T51">о есть</text:span> политики, направленной на усиление роли государства во всех сферах жизни общества, являются новый курс Рузвельта в США, режим санации в Польше, рост государственного сектора в экономике предвоенной Франции.</text:p>
      <text:p text:style-name="P45"/>
      <text:p text:style-name="P51"/>
      <text:h text:style-name="P68" text:outline-level="2"><text:bookmark-start text:name="__RefHeading___Toc4380_1152603559"/><text:span text:style-name="T12">Ход индустриализации.</text:span><text:span text:style-name="T2"> </text:span><text:bookmark-end text:name="__RefHeading___Toc4380_1152603559"/></text:h>
      <text:p text:style-name="P49"/>
      <text:p text:style-name="P53"><text:span text:style-name="T2">Индустриальный рывок был совершен в годы довоенных пятилеток: первой - 1928-1932 г</text:span><text:span text:style-name="T5">ода</text:span><text:span text:style-name="T2">, второй - 1933-1937 г</text:span><text:span text:style-name="T5">ода</text:span><text:span text:style-name="T2">, в начале третьей. Третья пятилетка (1938–1942) была прервана в июне 1941 г</text:span><text:span text:style-name="T5">ода</text:span><text:span text:style-name="T2"> германским нашествием.</text:span></text:p>
      <text:p text:style-name="P45">Центром индустриализации стала европейская часть РСФСР и Украина, где располагались старые промышленные районы и проживала основная часть населения. Вместе с тем индустриальной перестройке подверглись районы Урала и Сибири, где с конца 1930-х г<text:span text:style-name="T51">одов</text:span> усиленно велось строительство предприятий-дублеров. В Закавказье и Средней Азии упор делался на строительство предприятий группы «Б», т<text:span text:style-name="T51">о есть</text:span> предприятий по производству предметов потребления.</text:p>
      <text:p text:style-name="P48">За неполные три пятилетки были созданы такие новые отрасли промышленности, как станкостроительная, авиационная, тракторостроительная, автомобильная, химическая и др. Было построено 8900 предприятий союзного значения. Среди крупнейших предприятий, введенных в строй в 1930-е г<text:span text:style-name="T51">оды</text:span>, были: Днепрогэс (1932 <text:span text:style-name="T56">год</text:span>), Магнитогорский и Кузнецкий металлургические комбинаты (1932 <text:span text:style-name="T56">год</text:span>), три тракторных завода (Сталинградский - 1930 г<text:span text:style-name="T56">ода</text:span>, Харьковский - 1931 г<text:span text:style-name="T56">ода</text:span>, Челябинский - 1933 г<text:span text:style-name="T56">ода</text:span>), заводы сельскохозяйственного машиностроения в г. Ростове-на-Дону (Ростсельмаш, 1930 <text:span text:style-name="T56">год</text:span>) и комбайностроения в г. Запорожье («Коммунар»), Уральский и Ново-Краматорский машиностроительные заводы, Кузнецкий угольный бассейн (Кузбасс), Московский и Горьковский автомобильные заводы, Московский метрополитен, Беломорско-Балтийский канал, канал Москва - Волга, многие оборонные предприятия, не отраженные в официальной статистике.</text:p>
      <text:p text:style-name="P45">Рост промышленного производства в 1930-е г<text:span text:style-name="T51">оды</text:span> в среднем составлял 15–18 % в год. (В 1930–1931 г<text:span text:style-name="T51">од</text:span> была предпринята неудачная <text:soft-page-break/>попытка увеличить его в 2 раза.) Столь высокие темпы роста были обеспечены как низким стартовым уровнем, так и командным методом руководства плановой экономикой. Рыночные стимулы не могли обеспечить такого промышленного рывка. Тем не менее, плановые рубежи пятилеток не были достигнуты ни в комплексе, ни по отдельным отраслям, несмотря на официальные заявления об успешном и досрочном выполнении пятилеток в области промышленного производства.</text:p>
      <text:h text:style-name="P68" text:outline-level="2"><text:bookmark-start text:name="__RefHeading___Toc4382_1152603559"/><text:span text:style-name="T12">Социалистическое соревнование.</text:span><text:span text:style-name="T2"> </text:span><text:bookmark-end text:name="__RefHeading___Toc4382_1152603559"/></text:h>
      <text:p text:style-name="P50"/>
      <text:p text:style-name="P47">Форсированная индустриализация заставила руководство страны максимально использовать энтузиазм рабочего класса. С этой целью было развернуто социалистическое соревнование, инициатива которого принадлежала ленинградской партийной организации во главе с С.М. Кировым и рабочими города. Основным лозунгом соревнования был призыв «Пятилетку - в четыре года!». Отныне главной задачей профсоюзов стала не защита социально-экономических интересов рабочего класса, а выполнение и перевыполнение государственных планов путем организации социалистического соревнования. Оно, как правило, не предполагало материального вознаграждения. Наоборот, создавая «маяки производства», которые показывали чудеса производительности труда, партийно-профсоюзные руководители помогали хозяйственным руководителям пересматривать тарифную сетку и повышать требования к остальным работникам.</text:p>
      <text:p text:style-name="P56"><text:span text:style-name="T2">До середины 1930-х г</text:span><text:span text:style-name="T6">одов</text:span><text:span text:style-name="T2"> соцсоревнование существовало в форме движения ударников, в котором участвовало 3,5 млн человек. Наиболее знаменитыми из них были опытный забойщик из Донбасса Н. Изотов, вырабатывавший в 1933 </text:span><text:span text:style-name="T9">году</text:span><text:span text:style-name="T2"> по пять норм за смену. С осени 1935 г</text:span><text:span text:style-name="T9">ода</text:span><text:span text:style-name="T2"> соревнование получило название стахановского движения, по имени молодого А. Стаханова из донецкой шахты «Центральная-Ирмино». В ночь на 31 августа 1935 г</text:span><text:span text:style-name="T9">ода</text:span><text:span text:style-name="T2"> за смену с помощью пневматического отбойного молотка он рубил 102 т</text:span><text:span text:style-name="T6">онн</text:span><text:span text:style-name="T2"> угля, превысив норму в 14 раз. Осенью того же года он дважды побил свой рекорд и вскоре был переведен на административную работу. Появились стахановцы в других отраслях промышленности: кузнец А. Бусыгин, ткачихи Евдокия и Мария Виноградовы, машинист П. Кривонос и др. В сельском хозяйстве прославилась рабочая-механизатор, трактористка Паш</text:span><text:span text:style-name="T15">а (Прасковья Никитична) Анге</text:span><text:span text:style-name="T2">лина.</text:span></text:p>
      <text:p text:style-name="P47"><text:soft-page-break/>За организацией и ходом соревнования следил сам Сталин. Осенью 1935 г<text:span text:style-name="T56">ода</text:span> П. Кривонос с товарищами обратились к нему с жалобой на работников Наркомата путей сообщения, которые, ссылаясь на технические нормы, препятствовали повышению коммерческой скорости товарных поездов с 13 до 18 км/ч. Сталин вмешался в спор, поддержал практиков и, по его словам, «дал слегка в зубы» специалистам Наркомата. Нормы быстро были пересмотрены. Но этого оказалось мало. Наркомпуть вскоре возглавил Л. Каганович, обнаруживший в аппарате Наркомата и управлении железных дорог множество «врагов народа».</text:p>
      <text:p text:style-name="P47">С конца 1930-х г<text:span text:style-name="T52">одов</text:span> победители социалистического соревнования удостаивались высокого звания Героя Социалистического Труда. Первым Героем Социалистического Труда стал накануне своего 60-летия И. В. Сталин.</text:p>
      <text:p text:style-name="P47">«Социалистическое соревнование» организовывали и в трудовых концлагерях. Впервые после Гражданской войны дешевый труд заключенных стал использоваться в 1928 г<text:span text:style-name="T52">оду</text:span> на заготовках леса, экспорт которого давал значительную часть валютных поступлений. Идеологи называли этот процесс «перевоспитание трудом», а образуемые концлагеря - исправительно-трудовыми (ИТЛ). Начало этому положил Соловецкий лагерь особого назначения (СЛОН). В 1930 г<text:span text:style-name="T52">оду</text:span> было создано управление лагерей ОГПУ, вскоре переименованное в Главное управление (ГУЛАГ) ОГПУ. В 1934 г<text:span text:style-name="T52">оду</text:span> число заключенных в лагерях ГУЛАГ составляло 500 тыс. человек, а в 1940 г<text:span text:style-name="T52">оду</text:span> — более 1,5 млн.</text:p>
      <text:p text:style-name="P45"/>
      <text:p text:style-name="P51"/>
      <text:h text:style-name="P68" text:outline-level="2"><text:bookmark-start text:name="__RefHeading___Toc4384_1152603559"/><text:span text:style-name="T12">Итоги индустриализации.</text:span><text:span text:style-name="T2"> </text:span><text:bookmark-end text:name="__RefHeading___Toc4384_1152603559"/></text:h>
      <text:p text:style-name="P49"/>
      <text:p text:style-name="P44">Форсированная индустриализация позволила СССР достичь экономической независимости от Запада по стратегическим поставкам. Он преодолел абсолютное отставание от ведущих держав. По производству электроэнергии, угля, нефти, чугуна, стали, цемента, древесины СССР обогнал Германию, Англию, Францию или вплотную приблизился к ним. Но по производству главнейших видов промышленной продукции на душу населения Советский Союз значительно отставал от этих стран.</text:p>
      <text:p text:style-name="P45">В процессе индустриализации в экономике образовались серьезные диспропорции между обрабатывающей и добывающей промышленностью, между тяжелой и легкой промышленностью, между промышленностью и сельским хозяйством. В конце 1930-х г<text:span text:style-name="T52">одов</text:span> И. В. Сталин заявил о превращении СССР из аграрной в индустриальную страну. Однако современные историки подвергают сталинский вывод сомнению: ссылаясь на необработанные архивные материалы, они утверждают, что и накануне войны сельское хозяйство вносило в национальный доход страны больше, нежели промышленность. Этот вопрос еще ждет своих исследователей.</text:p>
      <text:p text:style-name="P45"/>
      <text:p text:style-name="P59"/>
      <text:h text:style-name="P18" text:outline-level="1"><text:bookmark-start text:name="__RefHeading___Toc4386_1152603559"/>Коллективизация сельского хозяйства<text:bookmark-end text:name="__RefHeading___Toc4386_1152603559"/></text:h>
      <text:p text:style-name="P63"><text:span text:style-name="T31">Предпосылки коллективизации.</text:span><text:span text:style-name="T30"> </text:span></text:p>
      <text:p text:style-name="P61"/>
      <text:p text:style-name="P46">Коллективизация сельского хозяйства СССР являлась процессом объединения мелких единоличных крестьянских хозяйств в крупные коллективные путем производственного кооперирования. Она стала составной частью социально-экономической перестройки страны, осуществленной руководством СССР в конце 1920-х — 1930-е г<text:span text:style-name="T52">оды</text:span>.</text:p>
      <text:p text:style-name="P45">Большинство руководителей Советского Союза следовали ленинскому тезису о том, что мелкотоварное крестьянское хозяйство «ежедневно, ежечасно, стихийно и в массовом масштабе» рождает капитализм. Поэтому они считали опасным продолжительное время базировать диктатуру пролетариата на двух разных основах — государственной (социалистической) крупной промышленности и мелком индивидуальном крестьянском хозяйстве. Мнение меньшинства, считавшего вслед за Бухариным, что крестьянин-единоличник, в том числе и зажиточный (кулак), может «врасти» в социализм, было отвергнуто после бойкота хлебозаготовок 1927 г<text:span text:style-name="T52">ода</text:span>. Кулака объявили главным внутренним врагом социализма и Советской власти. Экономическую необходимость коллективизма обосновывали тем, что крестьянин-единоличник не в состоянии обеспечить спрос растущего городского населения продуктами питания, а промышленность — сельскохозяйственным сырьем. Введение в 1928 г<text:span text:style-name="T52">оду</text:span> карточной системы в городах укрепило эту позицию в партийной и рабочей среде. В узком кругу партийно-государственного руководства коллективизацию рассматривали в качестве основного рычага перекачки из деревни средств для индустриализации и трудовых рук для новых фабрик, заводов, рудников.</text:p>
      <text:p text:style-name="P45">Форсированная индустриализация и сплошная коллективизация стали двумя сторонами одного курса на создание независимой военно-<text:soft-page-break/>промышленной державы с максимально огосударствленной экономикой, который официально назывался курсом на построение социализма в одной стране.</text:p>
      <text:p text:style-name="P60"/>
      <text:p text:style-name="P60"/>
      <text:h text:style-name="P68" text:outline-level="2"><text:bookmark-start text:name="__RefHeading___Toc4388_1152603559"/><text:span text:style-name="T13">Начало сплошной коллективизации 1929 года</text:span> <text:bookmark-end text:name="__RefHeading___Toc4388_1152603559"/></text:h>
      <text:p text:style-name="P60"/>
      <text:p text:style-name="P55"><text:span text:style-name="T2">К 12-й годовщине Октября в «Правде» Сталин опубликовал статью «Год великого перелома», в которой поставил задачу форсировать колхозное строительство, провести «сплошную коллективизацию». В 1928–1929 г</text:span><text:span text:style-name="T7">одах</text:span><text:span text:style-name="T2">, когда в условиях «чрезвычайщины» резко усилился нажим на единоличника, а колхозникам были предоставлены льготы, число колхозов выросло в 4 раза — с 14,8 тыс. в 1927 г</text:span><text:span text:style-name="T7">оду</text:span><text:span text:style-name="T2"> до 70 тыс. к осени 1929 г</text:span><text:span text:style-name="T7">ода</text:span><text:span text:style-name="T2">. В колхозы пошли середняки, надеясь пережить в них трудное время. Коллективизация осуществлялась путем простого сложения крестьянских средств производства. Создавались колхозы «мануфактурного типа», не оснащенные современной сельскохозяйственной техникой. Это были главным образом ТОЗы — товарищества по совместной обработке земли, простейшая и временная форма колхоза. Ноябрьский (1929 </text:span><text:span text:style-name="T7">года</text:span><text:span text:style-name="T2">) пленум ЦК партии поставил основную задачу в деревне в сжатые сроки провести сплошную коллективизацию. Пленум наметил направить в деревню «для организации» колхозов 25 тыс. рабочих («двадцатипятитысячников»). Коллективы заводов, направлявших в деревню своих рабочих, обязаны были взять шефство над созданными колхозами. Для координации работы государственных учреждений, созданных в целях перестройки сельского хозяйства (Зернотрест, Колхозцентр, Трактороцентр и др.), пленум постановил создать новый союзный наркомат — Народный комиссариат земледелия, во главе которого поставил Я.А. Яковлева, аграрника-марксиста, журналиста. Наконец, ноябрьский пленум ЦК высмеял «пророчества» Бухарина и его сторонников (Рыкова, Томского, Угарова и др.) о неизбежном голоде в стране. Бухарин как «руководитель и застрельщик» «правого уклона» был выведен из Политбюро ЦК, остальные были предупреждены, что при малейшей попытке бороться против линии ЦК к ним применят «оргмеры».</text:span></text:p>
      <text:p text:style-name="P45"><text:soft-page-break/>Колхозы обслуживались сельскохозяйственной техникой, которая была сосредоточена на государственных машинно-тракторных станциях (МТС). Первая МТС была создана в 1928 г<text:span text:style-name="T53">оду</text:span> на Украине в совхозе им.<text:line-break/>Т. Шевченко. С лета 1929 г<text:span text:style-name="T53">ода</text:span> по решению Совета труда и обороны МТС стали организовывать по всей стране по мере роста производства сельхозмашин. За первую пятилетку село получило более 150 тыс. тракторов. Вначале это были собранные в СССР импортные машины. С вводом в строй таких гигантов тракторостроения, как Сталинградский, Харьковский и Челябинский заводы, импорт тракторов прекратился.</text:p>
      <text:p text:style-name="P54"><text:span text:style-name="T2">5 января 1930 г</text:span><text:span text:style-name="T7">ода</text:span><text:span text:style-name="T2"> ЦК ВКП(б) принял постановление «О темпе коллективизации и мерах помощи государства колхозному строительству». Оно наметило завершить сплошную коллективизацию зерновых районов поэтапно к концу пятилетки. В основных зерновых районах (Северный Кавказ, Средняя и Нижняя Волга) ее планировали закончить осенью 1930 г</text:span><text:span text:style-name="T7">ода</text:span><text:span text:style-name="T2">, в остальных 484 зерновых районах - через год. Постановление наметило создание в районах сплошной коллективизации сельскохозяйственных артелей «как переходной к коммуне форме колхоза». При этом подчеркивалась недопустимость приема в колхозы кулаков. ЦК призвал организовать социалистическое соревнование по созданию колхозов и решительно бороться «со всякими попытками» сдержать колхозное строительство. Как и в ноябре, ЦК ни слова не сказал о соблюдении принципа добровольности, поощрив умолчанием произвол.</text:span></text:p>
      <text:p text:style-name="P45">В конце января — начале февраля 1930 г<text:span text:style-name="T53">ода</text:span> ЦК ВКП(б), ЦИК и СНК СССР приняли еще два постановления и инструкцию о ликвидации кулачества. Оно делилось на три категории: террористы, сопротивляющиеся и остальные. Кулаки подлежали аресту или ссылке с конфискацией имущества. «Раскулачивание» стало составной частью процесса коллективизации.</text:p>
      <text:p text:style-name="P45"/>
      <text:p text:style-name="P60"/>
      <text:h text:style-name="P67" text:outline-level="2"><text:bookmark-start text:name="__RefHeading___Toc4390_1152603559"/>Xод коллективизации. <text:bookmark-end text:name="__RefHeading___Toc4390_1152603559"/></text:h>
      <text:p text:style-name="P60"/>
      <text:p text:style-name="P46">Первый этап сплошной коллективизации, начатый в ноябре 1929 г<text:span text:style-name="T53">ода</text:span>, продолжался до весны 1930 г<text:span text:style-name="T53">ода</text:span>. Силами местных властей и «двадцатипятитысячников» началось поголовное принудительное объединение единоличников в коммуны. Обобществляли не только средства производства, но и личное подсобное хозяйство, имущество. Силами ОГПУ и Красной Армии выселяли «раскулаченных» крестьян, в число которых попадали все недовольные. По решению секретных комиссий ЦК и СНК их направляли в спецпоселки ОГПУ для работы по хозпланам, главным образом на лесозаготовках, в строительстве, горном деле. По официальным данным, было раскулачено более 320 тыс. хозяйств (более 1,5 млн человек), по данным современных историков, по всей стране было раскулачено и сослано около 5 млн человек. Недовольство крестьян вылилось в массовый убой скота, бегство в города, антиколхозные восстания. Если в 1929 г<text:span text:style-name="T53">оду</text:span> их было более тысячи, то за январь — март 1930 г<text:span text:style-name="T53">ода</text:span> — более двух тысяч. В подавлении восставших крестьян участвовали армейские части и авиация. Страна стояла на грани гражданской войны. В начале 1945 г<text:span text:style-name="T53">ода</text:span> в беседе с У<text:span text:style-name="T53">инстоном</text:span> Черчиллем Сталин признал, что коллективизация была борьбой более напряженной и «ужасающей», чем Великая Отечественная война.</text:p>
      <text:p text:style-name="P54"><text:span text:style-name="T2">Массовое возмущение крестьян насильственной коллективизацией заставило руководство страны временно ослабить нажим. Более того, по поручению Политбюро ЦК в «Правде» 2 марта 1930 г</text:span><text:span text:style-name="T7">ода</text:span><text:span text:style-name="T2"> Сталин опубликовал статью «Головокружение от успехов», в которой осудил «перегибы» и обвинил в них местные власти и рабочих, посланных создавать колхозы. Вслед за статьей «Правда» опубликовала постановление ЦК ВКП(б) от 14 марта 1930 г</text:span><text:span text:style-name="T7">ода</text:span><text:span text:style-name="T2"> «О борьбе с искривлениями партлинии в колхозном движении». Среди «искривлений» на первое место было поставлено нарушение принципа добровольности, затем - </text:span><text:soft-page-break/><text:span text:style-name="T2">«раскулачивание» середняков и бедняков, мародерство, поголовная коллективизация, перескакивание с артели к коммуне, закрытие церквей, рынков, базаров. После постановления первый эшелон местных организаторов колхозов был подвергнут репрессиям. Одновременно многие созданные колхозы были распущены, их количество сократилось к лету 1930 г</text:span><text:span text:style-name="T7">ода</text:span><text:span text:style-name="T2"> примерно вдвое, они объединяли немногим более </text:span><text:span text:style-name="T8">20 %</text:span><text:span text:style-name="T2"> крестьянских хозяйств.</text:span></text:p>
      <text:p text:style-name="P45">Однако с осени 1930 г<text:span text:style-name="T54">ода</text:span> начался новый, более осторожный этап сплошной коллективизации. Отныне создавались только сельскохозяйственные артели, допускавшие существование личных подсобных хозяйств. Летом 1931 г<text:span text:style-name="T54">ода</text:span> ЦК объяснил, что «сплошную коллективизацию» нельзя понимать примитивно как «поголовную», что ее критерием является вовлечение в колхозы не менее 70 % хозяйств в зерновых и более 50 % в остальных районах. К тому времени колхозы уже объединяли около 13 млн крестьянских дворов (из 25 млн), т<text:span text:style-name="T54">о есть</text:span> более 50 % их общего числа. А в зерновых районах в колхозах находилось почти 80 % крестьян. Июльский (1931 <text:span text:style-name="T54">года</text:span>) пленум ЦК партии констатировал, что колхозное крестьянство стало центральной фигурой земледелия, а колхозы — основными производителями сельскохозяйственной продукции. В январе 1933 г<text:span text:style-name="T54">ода</text:span> руководство страны заявило об искоренении эксплуатации и победе «социализма» в деревне в результате ликвидации кулачества.</text:p>
      <text:p text:style-name="P45">В 1935 г<text:span text:style-name="T54">оду</text:span> состоялся II Всесоюзный съезд колхозников. Он принял новый Примерный устав сельскохозяйственной артели (вместо Устава 1930 г<text:span text:style-name="T54">ода</text:span>). По Уставу земля закреплялась за колхозами в «вечное пользование», устанавливались основные формы организации труда в колхозах (бригады), его учета и оплаты (по трудодням), размеры личных подсобных хозяйств (ЛПХ). Устав 1935 г<text:span text:style-name="T54">ода</text:span> законодательно оформил новые производственные отношения в деревне, названные историками раннесоциалистическими. С <text:soft-page-break/>переходом колхозов на новый Устав (1935–1936 <text:span text:style-name="T54">годов</text:span>) окончательно сложился колхозный строй в СССР.</text:p>
      <text:p text:style-name="P45"/>
      <text:p text:style-name="P60"/>
      <text:h text:style-name="P67" text:outline-level="2"><text:bookmark-start text:name="__RefHeading___Toc4392_1152603559"/>Итоги коллективизации. <text:bookmark-end text:name="__RefHeading___Toc4392_1152603559"/></text:h>
      <text:p text:style-name="P62"/>
      <text:p text:style-name="P46">К концу 1930-х г<text:span text:style-name="T54">одов</text:span> колхозы объединяли более 90 % крестьян. Наряду с совхозами они стали социально-экономической опорой партии в деревне, приводными ремнями партийно-государственного аппарата в крестьянской массе.</text:p>
      <text:p text:style-name="P45">Создание колхозов не привело, вопреки ожиданиям, к росту сельскохозяйственного производства. В 1936-1940-х г<text:span text:style-name="T54">одах</text:span> валовая продукция сельского хозяйства осталась на уровне 1924-1928 г<text:span text:style-name="T54">одов</text:span>, т<text:span text:style-name="T54">о есть</text:span> до «колхозной» деревни. А на исходе первой пятилетки она оказалась ниже, чем в 1928 г<text:span text:style-name="T54">оду.</text:span> Резко снизилось производство мясомолочной продукции, на многие годы образовалась, по образному выражению Н. Хрущева, «мясная целина». Вместе с тем колхозы позволили значительно увеличить государственные заготовки сельскохозяйственной продукции, особенно зерна. Это привело к отмене в 1935 г<text:span text:style-name="T54">оду</text:span> карточной системы в городах и возрастающему экспорту хлеба.</text:p>
      <text:p text:style-name="P45">Курс на максимальное извлечение сельхозпродукции из деревни привел в 1932-1933 г<text:span text:style-name="T54">одах</text:span> к смертному голоду во многих сельскохозяйственных районах страны (Украина, Поволжье, Северный Кавказ, Казахстан). Официальных данных о жертвах искусственного голода нет. Современные российские историки их численность оценивают по-разному: от 3 до 10 млн. По данным же украинских историков, число погибших от голода только на Украине составило почти 9 млн человек.</text:p>
      <text:p text:style-name="P45">Массовое бегство из деревни в поисках лучшей жизни миллионов людей обострило сложное социально-политическое положение в стране. Для прекращения этого процесса, а также для выявления беглых «кулаков» на рубеже 1932–1933 г<text:span text:style-name="T54">одов</text:span> был введен паспортный режим с пропиской в определенном месте жительства. Отныне передвигаться по стране можно было лишь при наличии паспорта или документа, официально его заменяющего. Паспорта выдавали жителям городов, поселков городского <text:soft-page-break/>типа, работникам совхозов. Колхозникам и крестьянам-единоличникам паспорта не выдавали. Это прикрепило их к земле и колхозам. С этого времени официально покинуть деревню можно было через государственно-организованный набор (оргнабор) рабочей силы на стройки пятилетки; учебу в старших классах средней школы, в школах ФЗО, ремесленных училищах, техникумах и вузах; службу в Красной Армии; работу механизаторами в МТС. Регулируемый процесс формирования рабочих кадров привел к снижению темпов роста городского населения, численности рабочих и служащих. По переписи 1939 г<text:span text:style-name="T54">ода</text:span>, при общей численности населения СССР в 176,6 млн человек (историки называют цифру в 167,3 млн) в городах проживало 33 % населения (против 18 % по переписи 1926 г<text:span text:style-name="T54">ода</text:span>).</text:p>
      <text:p text:style-name="P45">Коллективизация знаменовала начало решительного перелома в мировоззрении, хозяйственном и бытовом укладе российского крестьянства. Она предопределила изменение многовекового сельского строя.</text:p>
      <text:h text:style-name="P21" text:outline-level="1">В<text:span text:style-name="T57">ы</text:span>в<text:span text:style-name="T57">о</text:span>д</text:h>
      <text:p text:style-name="P10"/>
      <text:p text:style-name="P42">Основным социальным последствием индустриализации и коллективизации стало складывание массового многомиллионного ядра индустриальных рабочих. Общая численность рабочих выросла с 8-9 млн в 1928 году до 23-24 млн в 1940 году.</text:p>
      <text:p text:style-name="P57">С другой стороны, существенно сократилась занятость в сельском хозяйстве: с 80% в 1928 году до 54% в 1940 году. Высвободившееся население (15-20 млн человек) перешло в промышленность.</text:p>
      <text:p text:style-name="P58">Политика форсированной индустриализации погрузила страну в состояние всеобщей, как на войне, мобилизации и напряжения. Выбор форсированной стратегии предполагал резкое ослабление, если не полное устранение товарноденежных механизмов регулирования экономики и абсолютное преобладание административно-хозяйственной системы. Такой вариант экономического развития способствовал нарастанию тоталитарных начал в политической системе советского общества, резко усиливал необходимость в широком применении административно-командных форм политической организации.</text:p>
      <text:h text:style-name="P19" text:outline-level="1">Список используемой литературы</text:h>
      <text:p text:style-name="P11"/>
      <text:list xml:id="list894853377" text:style-name="L1">
        <text:list-item>
          <text:p text:style-name="P69"><text:span text:style-name="T24"><text:s/></text:span><text:span text:style-name="T25">Орлов, <text:s/>А.С. Основы курса истории России : учебник / А.Ю. Полунов, Ю.Я. Терещенко. - </text:span><text:span text:style-name="T27">ООО "Проспект"</text:span><text:span text:style-name="T25"> 2-е издание. 20</text:span><text:span text:style-name="T29">21</text:span><text:span text:style-name="T25">. -</text:span><text:span text:style-name="T29">576</text:span><text:span text:style-name="T27"> с.</text:span></text:p>
        </text:list-item>
        <text:list-item>
          <text:p text:style-name="P70"><text:span text:style-name="T25"><text:s/>История России с древности до наших дней : </text:span><text:span text:style-name="T26">пособие для поступающих в вузы / Зуев М.Н. </text:span><text:span text:style-name="T27">[и д</text:span><text:span text:style-name="T26">р.]. - </text:span><text:span text:style-name="T28">Москва : </text:span><text:span text:style-name="T26">Высш. Шк., 1995. -</text:span><text:span text:style-name="T28">571 с.</text:span></text:p>
        </text:list-item>
      </text:list>
      <text:p text:style-name="P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draw:marker draw:name="Arrowhead_20_1" draw:display-name="Arrowhead 1" svg:viewBox="0 0 20 30" svg:d="M10 0l-10 30h20z"/>
    <draw:stroke-dash draw:name="Double_20_Dash" draw:display-name="Double Dash" draw:style="rect" draw:dots1="1" draw:dots1-length="1100%" draw:dots2="1" draw:dots2-length="1100%" draw:distance="5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Times New Roman" fo:font-family="'Times New Roman'" style:font-style-name="Обычный" style:font-family-generic="roman" style:font-pitch="variable"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Times New Roman1" fo:font-family="'Times New Roman'" style:font-family-generic="roman" style:font-pitch="variable" fo:font-size="14pt" fo:font-style="normal" style:font-size-asian="12.25pt" style:font-style-asian="normal" style:font-size-complex="14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1T19:29:56.580365425</meta:creation-date>
    <meta:generator>LibreOffice/6.4.7.2$Linux_X86_64 LibreOffice_project/40$Build-2</meta:generator>
    <dc:date>2022-06-20T21:27:35.036827863</dc:date>
    <meta:editing-duration>PT1H13M7S</meta:editing-duration>
    <meta:editing-cycles>40</meta:editing-cycles>
    <meta:document-statistic meta:table-count="0" meta:image-count="0" meta:object-count="0" meta:page-count="27" meta:paragraph-count="103" meta:word-count="4209" meta:character-count="32965" meta:non-whitespace-character-count="28830"/>
  </office:meta>
</office:document-meta>
</file>